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2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61"/>
    <style:style style:name="ce4" style:family="table-cell" style:parent-style-name="Default" style:data-style-name="N61"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order-left="0.06pt solid #000000" fo:border-right="none" fo:border-top="none"/>
    </style:style>
    <style:style style:name="ce10" style:family="table-cell" style:parent-style-name="Default">
      <style:table-cell-properties fo:border-bottom="none" fo:border-left="none" fo:border-right="0.06pt solid #000000" fo:border-top="none"/>
    </style:style>
    <style:style style:name="ce11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fo:border-left="0.06pt solid #000000" fo:border-right="none" fo:border-top="none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order-bottom="none" fo:border-left="none" fo:border-right="0.06pt solid #000000" fo:border-top="none"/>
      <style:text-properties fo:font-weight="normal" style:font-weight-asian="normal" style:font-weight-complex="normal"/>
    </style:style>
    <style:style style:name="ce19" style:family="table-cell" style:parent-style-name="Default" style:data-style-name="N61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alpha_d03_nodist_2403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4"/>
        <table:table-column table:style-name="co1" table:default-cell-style-name="Default"/>
        <table:table-row table:style-name="ro1">
          <table:table-cell table:number-columns-repeated="3"/>
          <table:table-cell table:style-name="Default" office:value-type="string" calcext:value-type="string">
            <text:p>STGCN</text:p>
          </table:table-cell>
          <table:table-cell/>
          <table:table-cell table:style-name="Default"/>
          <table:table-cell office:value-type="string" calcext:value-type="string">
            <text:p>SVR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Node #</text:p>
          </table:table-cell>
          <table:table-cell office:value-type="string" calcext:value-type="string">
            <text:p>Average Flow</text:p>
          </table:table-cell>
          <table:table-cell office:value-type="string" calcext:value-type="string">
            <text:p>Std Dev Flow</text:p>
          </table:table-cell>
          <table:table-cell table:style-name="Default" office:value-type="string" calcext:value-type="string">
            <text:p>MAE</text:p>
          </table:table-cell>
          <table:table-cell office:value-type="string" calcext:value-type="string">
            <text:p>MAPE</text:p>
          </table:table-cell>
          <table:table-cell table:style-name="Default" office:value-type="string" calcext:value-type="string">
            <text:p>RMSE</text:p>
          </table:table-cell>
          <table:table-cell office:value-type="string" calcext:value-type="string">
            <text:p>MAE</text:p>
          </table:table-cell>
          <table:table-cell table:style-name="Default" office:value-type="string" calcext:value-type="string">
            <text:p>MAPE</text:p>
          </table:table-cell>
          <table:table-cell office:value-type="string" calcext:value-type="string">
            <text:p>RMS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21.8842" calcext:value-type="float">
            <text:p>1521.8842</text:p>
          </table:table-cell>
          <table:table-cell office:value-type="float" office:value="768.29944" calcext:value-type="float">
            <text:p>768.29944</text:p>
          </table:table-cell>
          <table:table-cell office:value-type="float" office:value="275.7182" calcext:value-type="float">
            <text:p>275.7182</text:p>
          </table:table-cell>
          <table:table-cell office:value-type="float" office:value="6158777500000000" calcext:value-type="float">
            <text:p>6158777500000000</text:p>
          </table:table-cell>
          <table:table-cell office:value-type="float" office:value="370.6846" calcext:value-type="float">
            <text:p>370.6846</text:p>
          </table:table-cell>
          <table:table-cell office:value-type="float" office:value="281.2367" calcext:value-type="float">
            <text:p>281.2367</text:p>
          </table:table-cell>
          <table:table-cell table:style-name="ce1" office:value-type="float" office:value="5949346874567487" calcext:value-type="float">
            <text:p>5949346874567487</text:p>
          </table:table-cell>
          <table:table-cell office:value-type="float" office:value="376.0829" calcext:value-type="float">
            <text:p>376.08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82.4238" calcext:value-type="float">
            <text:p>1282.4238</text:p>
          </table:table-cell>
          <table:table-cell office:value-type="float" office:value="550.58435" calcext:value-type="float">
            <text:p>550.58435</text:p>
          </table:table-cell>
          <table:table-cell office:value-type="float" office:value="325.164" calcext:value-type="float">
            <text:p>325.164</text:p>
          </table:table-cell>
          <table:table-cell table:style-name="ce3" office:value-type="float" office:value="3.3201725E+016" calcext:value-type="float">
            <text:p>3.32E+16</text:p>
          </table:table-cell>
          <table:table-cell office:value-type="float" office:value="421.1342" calcext:value-type="float">
            <text:p>421.1342</text:p>
          </table:table-cell>
          <table:table-cell office:value-type="float" office:value="329.0181" calcext:value-type="float">
            <text:p>329.0181</text:p>
          </table:table-cell>
          <table:table-cell office:value-type="float" office:value="3.29155875896348E+016" calcext:value-type="float">
            <text:p>3.29E+16</text:p>
          </table:table-cell>
          <table:table-cell office:value-type="float" office:value="425.6038" calcext:value-type="float">
            <text:p>425.60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47.2064" calcext:value-type="float">
            <text:p>1147.2064</text:p>
          </table:table-cell>
          <table:table-cell office:value-type="float" office:value="443.27185" calcext:value-type="float">
            <text:p>443.27185</text:p>
          </table:table-cell>
          <table:table-cell office:value-type="float" office:value="255.9" calcext:value-type="float">
            <text:p>255.9</text:p>
          </table:table-cell>
          <table:table-cell office:value-type="float" office:value="2962261000000000" calcext:value-type="float">
            <text:p>2962261000000000</text:p>
          </table:table-cell>
          <table:table-cell office:value-type="float" office:value="335.947" calcext:value-type="float">
            <text:p>335.947</text:p>
          </table:table-cell>
          <table:table-cell office:value-type="float" office:value="257.5292" calcext:value-type="float">
            <text:p>257.5292</text:p>
          </table:table-cell>
          <table:table-cell table:style-name="ce1" office:value-type="float" office:value="2844091558130650" calcext:value-type="float">
            <text:p>2844091558130650</text:p>
          </table:table-cell>
          <table:table-cell office:value-type="float" office:value="341.003" calcext:value-type="float">
            <text:p>341.00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29.2291" calcext:value-type="float">
            <text:p>1129.2291</text:p>
          </table:table-cell>
          <table:table-cell office:value-type="float" office:value="514.7746" calcext:value-type="float">
            <text:p>514.7746</text:p>
          </table:table-cell>
          <table:table-cell office:value-type="float" office:value="303.0922" calcext:value-type="float">
            <text:p>303.0922</text:p>
          </table:table-cell>
          <table:table-cell office:value-type="float" office:value="8388734700000000" calcext:value-type="float">
            <text:p>8388734700000000</text:p>
          </table:table-cell>
          <table:table-cell office:value-type="float" office:value="396.4494" calcext:value-type="float">
            <text:p>396.4494</text:p>
          </table:table-cell>
          <table:table-cell office:value-type="float" office:value="308.3296" calcext:value-type="float">
            <text:p>308.3296</text:p>
          </table:table-cell>
          <table:table-cell table:style-name="ce1" office:value-type="float" office:value="8270251258997427" calcext:value-type="float">
            <text:p>8270251258997427</text:p>
          </table:table-cell>
          <table:table-cell office:value-type="float" office:value="405.7804" calcext:value-type="float">
            <text:p>405.780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71.8838" calcext:value-type="float">
            <text:p>1871.8838</text:p>
          </table:table-cell>
          <table:table-cell office:value-type="float" office:value="694.4047" calcext:value-type="float">
            <text:p>694.4047</text:p>
          </table:table-cell>
          <table:table-cell office:value-type="float" office:value="310.3725" calcext:value-type="float">
            <text:p>310.3725</text:p>
          </table:table-cell>
          <table:table-cell table:style-name="ce4" office:value-type="float" office:value="2.095255E+016" calcext:value-type="float">
            <text:p>2.10E+16</text:p>
          </table:table-cell>
          <table:table-cell office:value-type="float" office:value="400.2166" calcext:value-type="float">
            <text:p>400.2166</text:p>
          </table:table-cell>
          <table:table-cell office:value-type="float" office:value="317.948" calcext:value-type="float">
            <text:p>317.948</text:p>
          </table:table-cell>
          <table:table-cell table:style-name="ce3" office:value-type="float" office:value="2.15607058484487E+016" calcext:value-type="float">
            <text:p>2.16E+16</text:p>
          </table:table-cell>
          <table:table-cell office:value-type="float" office:value="410.9672" calcext:value-type="float">
            <text:p>410.967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54.0795" calcext:value-type="float">
            <text:p>1354.0795</text:p>
          </table:table-cell>
          <table:table-cell office:value-type="float" office:value="725.621" calcext:value-type="float">
            <text:p>725.621</text:p>
          </table:table-cell>
          <table:table-cell office:value-type="float" office:value="209.3569" calcext:value-type="float">
            <text:p>209.3569</text:p>
          </table:table-cell>
          <table:table-cell office:value-type="float" office:value="3375313300000000" calcext:value-type="float">
            <text:p>3375313300000000</text:p>
          </table:table-cell>
          <table:table-cell office:value-type="float" office:value="283.4314" calcext:value-type="float">
            <text:p>283.4314</text:p>
          </table:table-cell>
          <table:table-cell office:value-type="float" office:value="215.1712" calcext:value-type="float">
            <text:p>215.1712</text:p>
          </table:table-cell>
          <table:table-cell table:style-name="ce1" office:value-type="float" office:value="3045682706510450" calcext:value-type="float">
            <text:p>3045682706510450</text:p>
          </table:table-cell>
          <table:table-cell office:value-type="float" office:value="293.7666" calcext:value-type="float">
            <text:p>293.766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11.6006" calcext:value-type="float">
            <text:p>511.6006</text:p>
          </table:table-cell>
          <table:table-cell office:value-type="float" office:value="483.86554" calcext:value-type="float">
            <text:p>483.86554</text:p>
          </table:table-cell>
          <table:table-cell office:value-type="float" office:value="276.0844" calcext:value-type="float">
            <text:p>276.0844</text:p>
          </table:table-cell>
          <table:table-cell table:style-name="ce3" office:value-type="float" office:value="3.4093876E+017" calcext:value-type="float">
            <text:p>3.41E+17</text:p>
          </table:table-cell>
          <table:table-cell office:value-type="float" office:value="369.0116" calcext:value-type="float">
            <text:p>369.0116</text:p>
          </table:table-cell>
          <table:table-cell office:value-type="float" office:value="277.7993" calcext:value-type="float">
            <text:p>277.7993</text:p>
          </table:table-cell>
          <table:table-cell office:value-type="float" office:value="2.68159796614E+017" calcext:value-type="float">
            <text:p>2.68E+17</text:p>
          </table:table-cell>
          <table:table-cell office:value-type="float" office:value="379.9015" calcext:value-type="float">
            <text:p>379.90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44.897" calcext:value-type="float">
            <text:p>1144.897</text:p>
          </table:table-cell>
          <table:table-cell office:value-type="float" office:value="583.30963" calcext:value-type="float">
            <text:p>583.30963</text:p>
          </table:table-cell>
          <table:table-cell table:style-name="ce2" office:value-type="float" office:value="261.252" calcext:value-type="float">
            <text:p>261.252</text:p>
          </table:table-cell>
          <table:table-cell table:style-name="ce3" office:value-type="float" office:value="1.854987E+016" calcext:value-type="float">
            <text:p>1.85E+16</text:p>
          </table:table-cell>
          <table:table-cell office:value-type="float" office:value="360.0421" calcext:value-type="float">
            <text:p>360.0421</text:p>
          </table:table-cell>
          <table:table-cell table:style-name="ce1" office:value-type="float" office:value="260.5416" calcext:value-type="float">
            <text:p>260.5416</text:p>
          </table:table-cell>
          <table:table-cell office:value-type="float" office:value="1.63168534619844E+016" calcext:value-type="float">
            <text:p>1.63E+16</text:p>
          </table:table-cell>
          <table:table-cell office:value-type="float" office:value="361.5416" calcext:value-type="float">
            <text:p>361.54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51.9331" calcext:value-type="float">
            <text:p>1351.9331</text:p>
          </table:table-cell>
          <table:table-cell office:value-type="float" office:value="709.55133" calcext:value-type="float">
            <text:p>709.55133</text:p>
          </table:table-cell>
          <table:table-cell office:value-type="float" office:value="276.173" calcext:value-type="float">
            <text:p>276.173</text:p>
          </table:table-cell>
          <table:table-cell table:style-name="ce3" office:value-type="float" office:value="1.3340885E+017" calcext:value-type="float">
            <text:p>1.33E+17</text:p>
          </table:table-cell>
          <table:table-cell office:value-type="float" office:value="350.0303" calcext:value-type="float">
            <text:p>350.0303</text:p>
          </table:table-cell>
          <table:table-cell office:value-type="float" office:value="279.5871" calcext:value-type="float">
            <text:p>279.5871</text:p>
          </table:table-cell>
          <table:table-cell office:value-type="float" office:value="1.10119681722435E+017" calcext:value-type="float">
            <text:p>1.10E+17</text:p>
          </table:table-cell>
          <table:table-cell office:value-type="float" office:value="361.3972" calcext:value-type="float">
            <text:p>361.3972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float" office:value="1257.2377" calcext:value-type="float">
            <text:p>1257.2377</text:p>
          </table:table-cell>
          <table:table-cell office:value-type="float" office:value="608.1869" calcext:value-type="float">
            <text:p>608.1869</text:p>
          </table:table-cell>
          <table:table-cell office:value-type="float" office:value="277.0126" calcext:value-type="float">
            <text:p>277.0126</text:p>
          </table:table-cell>
          <table:table-cell table:style-name="ce3" office:value-type="float" office:value="6.3104095E+016" calcext:value-type="float">
            <text:p>6.31E+16</text:p>
          </table:table-cell>
          <table:table-cell office:value-type="float" office:value="365.2164" calcext:value-type="float">
            <text:p>365.2164</text:p>
          </table:table-cell>
          <table:table-cell office:value-type="float" office:value="280.7956" calcext:value-type="float">
            <text:p>280.7956</text:p>
          </table:table-cell>
          <table:table-cell office:value-type="float" office:value="5.21313330705232E+016" calcext:value-type="float">
            <text:p>5.21E+16</text:p>
          </table:table-cell>
          <table:table-cell office:value-type="float" office:value="372.8938" calcext:value-type="float">
            <text:p>372.8938</text:p>
          </table:table-cell>
        </table:table-row>
        <table:table-row table:style-name="ro1">
          <table:table-cell office:value-type="string" calcext:value-type="string">
            <text:p>Std Dev</text:p>
          </table:table-cell>
          <table:table-cell office:value-type="float" office:value="343.8178" calcext:value-type="float">
            <text:p>343.8178</text:p>
          </table:table-cell>
          <table:table-cell office:value-type="float" office:value="111.7788" calcext:value-type="float">
            <text:p>111.7788</text:p>
          </table:table-cell>
          <table:table-cell office:value-type="float" office:value="32.2942" calcext:value-type="float">
            <text:p>32.2942</text:p>
          </table:table-cell>
          <table:table-cell table:style-name="ce3" office:value-type="float" office:value="1.055209E+017" calcext:value-type="float">
            <text:p>1.06E+17</text:p>
          </table:table-cell>
          <table:table-cell table:style-name="Default" office:value-type="float" office:value="38.26" calcext:value-type="float">
            <text:p>38.26</text:p>
          </table:table-cell>
          <table:table-cell office:value-type="float" office:value="32.8846" calcext:value-type="float">
            <text:p>32.8846</text:p>
          </table:table-cell>
          <table:table-cell office:value-type="float" office:value="8.26724690889286E+016" calcext:value-type="float">
            <text:p>8.27E+16</text:p>
          </table:table-cell>
          <table:table-cell table:style-name="ce1" office:value-type="float" office:value="37.871" calcext:value-type="float">
            <text:p>37.871</text:p>
          </table:table-cell>
        </table:table-row>
      </table:table>
      <table:table table:name="bravo_d03_nodist_2503_e06d10" table:style-name="ta1">
        <table:table-column table:style-name="co1" table:number-columns-repeated="6" table:default-cell-style-name="Default"/>
        <table:table-column table:style-name="co1" table:number-columns-repeated="3" table:default-cell-style-name="ce1"/>
        <table:table-column table:style-name="co1" table:number-columns-repeated="2" table:default-cell-style-name="Default"/>
        <table:table-row table:style-name="ro1">
          <table:table-cell table:number-columns-repeated="3"/>
          <table:table-cell office:value-type="string" calcext:value-type="string">
            <text:p>STGCN</text:p>
          </table:table-cell>
          <table:table-cell table:number-columns-repeated="2"/>
          <table:table-cell table:style-name="Default" office:value-type="string" calcext:value-type="string">
            <text:p>SVR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Node #</text:p>
          </table:table-cell>
          <table:table-cell office:value-type="string" calcext:value-type="string">
            <text:p>Average Flow</text:p>
          </table:table-cell>
          <table:table-cell office:value-type="string" calcext:value-type="string">
            <text:p>Std Dev Flow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MAPE</text:p>
          </table:table-cell>
          <table:table-cell office:value-type="string" calcext:value-type="string">
            <text:p>RMSE</text:p>
          </table:table-cell>
          <table:table-cell table:style-name="Default" office:value-type="string" calcext:value-type="string">
            <text:p>MAE</text:p>
          </table:table-cell>
          <table:table-cell table:style-name="Default" office:value-type="string" calcext:value-type="string">
            <text:p>MAPE</text:p>
          </table:table-cell>
          <table:table-cell table:style-name="Default" office:value-type="string" calcext:value-type="string">
            <text:p>RMS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6.2245" calcext:value-type="float">
            <text:p>586.2245</text:p>
          </table:table-cell>
          <table:table-cell office:value-type="float" office:value="302.10443" calcext:value-type="float">
            <text:p>302.10443</text:p>
          </table:table-cell>
          <table:table-cell office:value-type="float" office:value="188.6095" calcext:value-type="float">
            <text:p>188.6095</text:p>
          </table:table-cell>
          <table:table-cell office:value-type="float" office:value="1.3423226E+016" calcext:value-type="float">
            <text:p>1.3423226E+016</text:p>
          </table:table-cell>
          <table:table-cell office:value-type="float" office:value="235.82692" calcext:value-type="float">
            <text:p>235.82692</text:p>
          </table:table-cell>
          <table:table-cell office:value-type="float" office:value="165.44981170813" calcext:value-type="float">
            <text:p>165.44981170813</text:p>
          </table:table-cell>
          <table:table-cell office:value-type="float" office:value="7797930250824367" calcext:value-type="float">
            <text:p>7797930250824367</text:p>
          </table:table-cell>
          <table:table-cell office:value-type="float" office:value="222.425954493891" calcext:value-type="float">
            <text:p>222.425954493891</text:p>
          </table:table-cell>
          <table:table-cell/>
          <table:table-cell table:formula="of:=[.C3]/[.B3]" office:value-type="float" office:value="0.515339140551103" calcext:value-type="float">
            <text:p>0.5153391405511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3.9609" calcext:value-type="float">
            <text:p>443.9609</text:p>
          </table:table-cell>
          <table:table-cell office:value-type="float" office:value="325.32227" calcext:value-type="float">
            <text:p>325.32227</text:p>
          </table:table-cell>
          <table:table-cell office:value-type="float" office:value="221.01437" calcext:value-type="float">
            <text:p>221.01437</text:p>
          </table:table-cell>
          <table:table-cell office:value-type="float" office:value="2.0954615E+017" calcext:value-type="float">
            <text:p>2.0954615E+017</text:p>
          </table:table-cell>
          <table:table-cell table:style-name="ce1" office:value-type="float" office:value="278.90906" calcext:value-type="float">
            <text:p>278.90906</text:p>
          </table:table-cell>
          <table:table-cell office:value-type="float" office:value="217.911605223696" calcext:value-type="float">
            <text:p>217.911605223696</text:p>
          </table:table-cell>
          <table:table-cell office:value-type="float" office:value="1.56804231518117E+017" calcext:value-type="float">
            <text:p>1.56804231518117E+017</text:p>
          </table:table-cell>
          <table:table-cell table:style-name="Default" office:value-type="float" office:value="282.495817085372" calcext:value-type="float">
            <text:p>282.495817085372</text:p>
          </table:table-cell>
          <table:table-cell/>
          <table:table-cell table:formula="of:=[.C4]/[.B4]" office:value-type="float" office:value="0.732772345492587" calcext:value-type="float">
            <text:p>0.73277234549258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84.5025" calcext:value-type="float">
            <text:p>784.5025</text:p>
          </table:table-cell>
          <table:table-cell office:value-type="float" office:value="354.2095" calcext:value-type="float">
            <text:p>354.2095</text:p>
          </table:table-cell>
          <table:table-cell office:value-type="float" office:value="224.96391" calcext:value-type="float">
            <text:p>224.96391</text:p>
          </table:table-cell>
          <table:table-cell office:value-type="float" office:value="6.396427E+016" calcext:value-type="float">
            <text:p>6.396427E+016</text:p>
          </table:table-cell>
          <table:table-cell office:value-type="float" office:value="281.94107" calcext:value-type="float">
            <text:p>281.94107</text:p>
          </table:table-cell>
          <table:table-cell office:value-type="float" office:value="217.230044220815" calcext:value-type="float">
            <text:p>217.230044220815</text:p>
          </table:table-cell>
          <table:table-cell office:value-type="float" office:value="5.03264956758479E+016" calcext:value-type="float">
            <text:p>5.03264956758479E+016</text:p>
          </table:table-cell>
          <table:table-cell office:value-type="float" office:value="277.472360213806" calcext:value-type="float">
            <text:p>277.472360213806</text:p>
          </table:table-cell>
          <table:table-cell/>
          <table:table-cell table:formula="of:=[.C5]/[.B5]" office:value-type="float" office:value="0.451508440062332" calcext:value-type="float">
            <text:p>0.45150844006233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29.13776" calcext:value-type="float">
            <text:p>729.13776</text:p>
          </table:table-cell>
          <table:table-cell office:value-type="float" office:value="384.85095" calcext:value-type="float">
            <text:p>384.85095</text:p>
          </table:table-cell>
          <table:table-cell office:value-type="float" office:value="178.02974" calcext:value-type="float">
            <text:p>178.02974</text:p>
          </table:table-cell>
          <table:table-cell office:value-type="float" office:value="812027400000000" calcext:value-type="float">
            <text:p>812027400000000</text:p>
          </table:table-cell>
          <table:table-cell office:value-type="float" office:value="253.50146" calcext:value-type="float">
            <text:p>253.50146</text:p>
          </table:table-cell>
          <table:table-cell office:value-type="float" office:value="174.323482826735" calcext:value-type="float">
            <text:p>174.323482826735</text:p>
          </table:table-cell>
          <table:table-cell office:value-type="float" office:value="801601476917085" calcext:value-type="float">
            <text:p>801601476917085</text:p>
          </table:table-cell>
          <table:table-cell office:value-type="float" office:value="253.355826022413" calcext:value-type="float">
            <text:p>253.355826022413</text:p>
          </table:table-cell>
          <table:table-cell/>
          <table:table-cell table:formula="of:=[.C6]/[.B6]" office:value-type="float" office:value="0.527816513027662" calcext:value-type="float">
            <text:p>0.52781651302766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74.19473" calcext:value-type="float">
            <text:p>274.19473</text:p>
          </table:table-cell>
          <table:table-cell office:value-type="float" office:value="166.39223" calcext:value-type="float">
            <text:p>166.39223</text:p>
          </table:table-cell>
          <table:table-cell office:value-type="float" office:value="95.61672" calcext:value-type="float">
            <text:p>95.61672</text:p>
          </table:table-cell>
          <table:table-cell office:value-type="float" office:value="3.4933814E+016" calcext:value-type="float">
            <text:p>3.4933814E+016</text:p>
          </table:table-cell>
          <table:table-cell office:value-type="float" office:value="120.74239" calcext:value-type="float">
            <text:p>120.74239</text:p>
          </table:table-cell>
          <table:table-cell office:value-type="float" office:value="80.8495973490147" calcext:value-type="float">
            <text:p>80.8495973490147</text:p>
          </table:table-cell>
          <table:table-cell office:value-type="float" office:value="2.04026808436934E+016" calcext:value-type="float">
            <text:p>2.04026808436934E+016</text:p>
          </table:table-cell>
          <table:table-cell office:value-type="float" office:value="110.203118969385" calcext:value-type="float">
            <text:p>110.203118969385</text:p>
          </table:table-cell>
          <table:table-cell/>
          <table:table-cell table:formula="of:=[.C7]/[.B7]" office:value-type="float" office:value="0.606839635466371" calcext:value-type="float">
            <text:p>0.60683963546637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41.9609" calcext:value-type="float">
            <text:p>1341.9609</text:p>
          </table:table-cell>
          <table:table-cell office:value-type="float" office:value="800.09467" calcext:value-type="float">
            <text:p>800.09467</text:p>
          </table:table-cell>
          <table:table-cell office:value-type="float" office:value="321.1664" calcext:value-type="float">
            <text:p>321.1664</text:p>
          </table:table-cell>
          <table:table-cell office:value-type="float" office:value="2.0634787E+017" calcext:value-type="float">
            <text:p>2.0634787E+017</text:p>
          </table:table-cell>
          <table:table-cell office:value-type="float" office:value="401.56235" calcext:value-type="float">
            <text:p>401.56235</text:p>
          </table:table-cell>
          <table:table-cell office:value-type="float" office:value="301.387937276462" calcext:value-type="float">
            <text:p>301.387937276462</text:p>
          </table:table-cell>
          <table:table-cell office:value-type="float" office:value="6.24643047334593E+016" calcext:value-type="float">
            <text:p>6.24643047334593E+016</text:p>
          </table:table-cell>
          <table:table-cell office:value-type="float" office:value="396.847168594427" calcext:value-type="float">
            <text:p>396.847168594427</text:p>
          </table:table-cell>
          <table:table-cell/>
          <table:table-cell table:formula="of:=[.C8]/[.B8]" office:value-type="float" office:value="0.596213101290805" calcext:value-type="float">
            <text:p>0.59621310129080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369.319" calcext:value-type="float">
            <text:p>2369.319</text:p>
          </table:table-cell>
          <table:table-cell office:value-type="float" office:value="1143.4784" calcext:value-type="float">
            <text:p>1143.4784</text:p>
          </table:table-cell>
          <table:table-cell office:value-type="float" office:value="391.18585" calcext:value-type="float">
            <text:p>391.18585</text:p>
          </table:table-cell>
          <table:table-cell office:value-type="float" office:value="1631234800000000" calcext:value-type="float">
            <text:p>1631234800000000</text:p>
          </table:table-cell>
          <table:table-cell office:value-type="float" office:value="489.31638" calcext:value-type="float">
            <text:p>489.31638</text:p>
          </table:table-cell>
          <table:table-cell office:value-type="float" office:value="339.283194068201" calcext:value-type="float">
            <text:p>339.283194068201</text:p>
          </table:table-cell>
          <table:table-cell office:value-type="float" office:value="1171665218764590" calcext:value-type="float">
            <text:p>1171665218764590</text:p>
          </table:table-cell>
          <table:table-cell office:value-type="float" office:value="435.891748253445" calcext:value-type="float">
            <text:p>435.891748253445</text:p>
          </table:table-cell>
          <table:table-cell/>
          <table:table-cell table:formula="of:=[.C9]/[.B9]" office:value-type="float" office:value="0.482619014155544" calcext:value-type="float">
            <text:p>0.48261901415554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79.7225" calcext:value-type="float">
            <text:p>1079.7225</text:p>
          </table:table-cell>
          <table:table-cell office:value-type="float" office:value="502.33392" calcext:value-type="float">
            <text:p>502.33392</text:p>
          </table:table-cell>
          <table:table-cell office:value-type="float" office:value="202.41502" calcext:value-type="float">
            <text:p>202.41502</text:p>
          </table:table-cell>
          <table:table-cell office:value-type="float" office:value="4557322000000000" calcext:value-type="float">
            <text:p>4557322000000000</text:p>
          </table:table-cell>
          <table:table-cell table:style-name="ce1" office:value-type="float" office:value="259.3322" calcext:value-type="float">
            <text:p>259.3322</text:p>
          </table:table-cell>
          <table:table-cell office:value-type="float" office:value="195.332846861942" calcext:value-type="float">
            <text:p>195.332846861942</text:p>
          </table:table-cell>
          <table:table-cell office:value-type="float" office:value="3317437373142524" calcext:value-type="float">
            <text:p>3317437373142524</text:p>
          </table:table-cell>
          <table:table-cell table:style-name="Default" office:value-type="float" office:value="261.427950370791" calcext:value-type="float">
            <text:p>261.427950370791</text:p>
          </table:table-cell>
          <table:table-cell/>
          <table:table-cell table:formula="of:=[.C10]/[.B10]" office:value-type="float" office:value="0.465243541743365" calcext:value-type="float">
            <text:p>0.46524354174336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23.888" calcext:value-type="float">
            <text:p>1723.888</text:p>
          </table:table-cell>
          <table:table-cell office:value-type="float" office:value="797.3515" calcext:value-type="float">
            <text:p>797.3515</text:p>
          </table:table-cell>
          <table:table-cell table:style-name="ce1" office:value-type="float" office:value="311.01035" calcext:value-type="float">
            <text:p>311.01035</text:p>
          </table:table-cell>
          <table:table-cell office:value-type="float" office:value="4.9894927E+016" calcext:value-type="float">
            <text:p>4.9894927E+016</text:p>
          </table:table-cell>
          <table:table-cell table:style-name="ce1" office:value-type="float" office:value="399.0422" calcext:value-type="float">
            <text:p>399.0422</text:p>
          </table:table-cell>
          <table:table-cell table:style-name="Default" office:value-type="float" office:value="316.17474913354" calcext:value-type="float">
            <text:p>316.17474913354</text:p>
          </table:table-cell>
          <table:table-cell office:value-type="float" office:value="3.81222455604946E+016" calcext:value-type="float">
            <text:p>3.81222455604946E+016</text:p>
          </table:table-cell>
          <table:table-cell table:style-name="Default" office:value-type="float" office:value="410.49124320913" calcext:value-type="float">
            <text:p>410.49124320913</text:p>
          </table:table-cell>
          <table:table-cell/>
          <table:table-cell table:formula="of:=[.C11]/[.B11]" office:value-type="float" office:value="0.462530918481943" calcext:value-type="float">
            <text:p>0.46253091848194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44.897" calcext:value-type="float">
            <text:p>1144.897</text:p>
          </table:table-cell>
          <table:table-cell office:value-type="float" office:value="583.30963" calcext:value-type="float">
            <text:p>583.30963</text:p>
          </table:table-cell>
          <table:table-cell office:value-type="float" office:value="267.3939" calcext:value-type="float">
            <text:p>267.3939</text:p>
          </table:table-cell>
          <table:table-cell office:value-type="float" office:value="1.9108303E+016" calcext:value-type="float">
            <text:p>1.9108303E+016</text:p>
          </table:table-cell>
          <table:table-cell office:value-type="float" office:value="362.8456" calcext:value-type="float">
            <text:p>362.8456</text:p>
          </table:table-cell>
          <table:table-cell office:value-type="float" office:value="260.881131462584" calcext:value-type="float">
            <text:p>260.881131462584</text:p>
          </table:table-cell>
          <table:table-cell office:value-type="float" office:value="1.5915488347831E+016" calcext:value-type="float">
            <text:p>1.5915488347831E+016</text:p>
          </table:table-cell>
          <table:table-cell office:value-type="float" office:value="362.133442038892" calcext:value-type="float">
            <text:p>362.133442038892</text:p>
          </table:table-cell>
          <table:table-cell/>
          <table:table-cell table:formula="of:=[.C12]/[.B12]" office:value-type="float" office:value="0.509486556432587" calcext:value-type="float">
            <text:p>0.50948655643258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51.9331" calcext:value-type="float">
            <text:p>1351.9331</text:p>
          </table:table-cell>
          <table:table-cell office:value-type="float" office:value="709.55133" calcext:value-type="float">
            <text:p>709.55133</text:p>
          </table:table-cell>
          <table:table-cell office:value-type="float" office:value="284.19833" calcext:value-type="float">
            <text:p>284.19833</text:p>
          </table:table-cell>
          <table:table-cell office:value-type="float" office:value="1.5382671E+017" calcext:value-type="float">
            <text:p>1.5382671E+017</text:p>
          </table:table-cell>
          <table:table-cell office:value-type="float" office:value="362.16992" calcext:value-type="float">
            <text:p>362.16992</text:p>
          </table:table-cell>
          <table:table-cell office:value-type="float" office:value="280.592375595603" calcext:value-type="float">
            <text:p>280.592375595603</text:p>
          </table:table-cell>
          <table:table-cell office:value-type="float" office:value="1.15729842659389E+017" calcext:value-type="float">
            <text:p>1.15729842659389E+017</text:p>
          </table:table-cell>
          <table:table-cell office:value-type="float" office:value="361.714995698082" calcext:value-type="float">
            <text:p>361.714995698082</text:p>
          </table:table-cell>
          <table:table-cell/>
          <table:table-cell table:formula="of:=[.C13]/[.B13]" office:value-type="float" office:value="0.524842042849606" calcext:value-type="float">
            <text:p>0.524842042849606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float" office:value="1075.4312" calcext:value-type="float">
            <text:p>1075.4312</text:p>
          </table:table-cell>
          <table:table-cell office:value-type="float" office:value="551.7271" calcext:value-type="float">
            <text:p>551.7271</text:p>
          </table:table-cell>
          <table:table-cell office:value-type="float" office:value="244.14581" calcext:value-type="float">
            <text:p>244.14581</text:p>
          </table:table-cell>
          <table:table-cell office:value-type="float" office:value="6.891326E+016" calcext:value-type="float">
            <text:p>6.891326E+016</text:p>
          </table:table-cell>
          <table:table-cell office:value-type="float" office:value="313.19907" calcext:value-type="float">
            <text:p>313.19907</text:p>
          </table:table-cell>
          <table:table-cell office:value-type="float" office:value="231.765161429702" calcext:value-type="float">
            <text:p>231.765161429702</text:p>
          </table:table-cell>
          <table:table-cell office:value-type="float" office:value="4.29867203325891E+016" calcext:value-type="float">
            <text:p>4.29867203325891E+016</text:p>
          </table:table-cell>
          <table:table-cell office:value-type="float" office:value="306.769056813603" calcext:value-type="float">
            <text:p>306.769056813603</text:p>
          </table:table-cell>
          <table:table-cell/>
          <table:table-cell table:formula="of:=[.C14]/[.B14]" office:value-type="float" office:value="0.513028727453695" calcext:value-type="float">
            <text:p>0.513028727453695</text:p>
          </table:table-cell>
        </table:table-row>
        <table:table-row table:style-name="ro1">
          <table:table-cell office:value-type="string" calcext:value-type="string">
            <text:p>Std Dev</text:p>
          </table:table-cell>
          <table:table-cell office:value-type="float" office:value="582.4395" calcext:value-type="float">
            <text:p>582.4395</text:p>
          </table:table-cell>
          <table:table-cell office:value-type="float" office:value="274.59845" calcext:value-type="float">
            <text:p>274.59845</text:p>
          </table:table-cell>
          <table:table-cell office:value-type="float" office:value="77.65276" calcext:value-type="float">
            <text:p>77.65276</text:p>
          </table:table-cell>
          <table:table-cell office:value-type="float" office:value="7.762555E+016" calcext:value-type="float">
            <text:p>7.762555E+016</text:p>
          </table:table-cell>
          <table:table-cell office:value-type="float" office:value="96.62565" calcext:value-type="float">
            <text:p>96.62565</text:p>
          </table:table-cell>
          <table:table-cell office:value-type="float" office:value="73.2167125962112" calcext:value-type="float">
            <text:p>73.2167125962112</text:p>
          </table:table-cell>
          <table:table-cell office:value-type="float" office:value="4.88836986168501E+016" calcext:value-type="float">
            <text:p>4.88836986168501E+016</text:p>
          </table:table-cell>
          <table:table-cell office:value-type="float" office:value="92.3124642198113" calcext:value-type="float">
            <text:p>92.3124642198113</text:p>
          </table:table-cell>
          <table:table-cell/>
          <table:table-cell table:formula="of:=[.C15]/[.B15]" office:value-type="float" office:value="0.471462615430444" calcext:value-type="float">
            <text:p>0.471462615430444</text:p>
          </table:table-cell>
        </table:table-row>
      </table:table>
      <table:table table:name="bravo_d03_nodist_2503_e15d10" table:style-name="ta1">
        <table:table-column table:style-name="co1" table:number-columns-repeated="5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table:number-columns-repeated="3"/>
          <table:table-cell office:value-type="string" calcext:value-type="string">
            <text:p>STGCN</text:p>
          </table:table-cell>
          <table:table-cell/>
          <table:table-cell table:style-name="Default"/>
          <table:table-cell office:value-type="string" calcext:value-type="string">
            <text:p>SVR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Node #</text:p>
          </table:table-cell>
          <table:table-cell office:value-type="string" calcext:value-type="string">
            <text:p>Average Flow</text:p>
          </table:table-cell>
          <table:table-cell office:value-type="string" calcext:value-type="string">
            <text:p>Std Dev Flow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MAPE</text:p>
          </table:table-cell>
          <table:table-cell table:style-name="Default" office:value-type="string" calcext:value-type="string">
            <text:p>RMSE</text:p>
          </table:table-cell>
          <table:table-cell office:value-type="string" calcext:value-type="string">
            <text:p>MAE</text:p>
          </table:table-cell>
          <table:table-cell table:style-name="Default" office:value-type="string" calcext:value-type="string">
            <text:p>MAPE</text:p>
          </table:table-cell>
          <table:table-cell office:value-type="string" calcext:value-type="string">
            <text:p>RMS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6.2245" calcext:value-type="float">
            <text:p>586.2245</text:p>
          </table:table-cell>
          <table:table-cell office:value-type="float" office:value="302.10443" calcext:value-type="float">
            <text:p>302.10443</text:p>
          </table:table-cell>
          <table:table-cell table:style-name="ce1" office:value-type="float" office:value="164.62201" calcext:value-type="float">
            <text:p>164.62201</text:p>
          </table:table-cell>
          <table:table-cell office:value-type="float" office:value="9.201475E+015" calcext:value-type="float">
            <text:p>9.201475E+015</text:p>
          </table:table-cell>
          <table:table-cell office:value-type="float" office:value="215.68358" calcext:value-type="float">
            <text:p>215.68358</text:p>
          </table:table-cell>
          <table:table-cell office:value-type="float" office:value="165.44981170813" calcext:value-type="float">
            <text:p>165.44981170813</text:p>
          </table:table-cell>
          <table:table-cell office:value-type="float" office:value="7797930250824367" calcext:value-type="float">
            <text:p>7797930250824367</text:p>
          </table:table-cell>
          <table:table-cell office:value-type="float" office:value="222.425954493891" calcext:value-type="float">
            <text:p>222.42595449389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3.9609" calcext:value-type="float">
            <text:p>443.9609</text:p>
          </table:table-cell>
          <table:table-cell office:value-type="float" office:value="325.32227" calcext:value-type="float">
            <text:p>325.32227</text:p>
          </table:table-cell>
          <table:table-cell table:style-name="ce1" office:value-type="float" office:value="273.02362" calcext:value-type="float">
            <text:p>273.02362</text:p>
          </table:table-cell>
          <table:table-cell table:style-name="ce1" office:value-type="float" office:value="1.3184111E+017" calcext:value-type="float">
            <text:p>1.3184111E+017</text:p>
          </table:table-cell>
          <table:table-cell table:style-name="Default" office:value-type="float" office:value="345.0582" calcext:value-type="float">
            <text:p>345.0582</text:p>
          </table:table-cell>
          <table:table-cell office:value-type="float" office:value="217.911605223696" calcext:value-type="float">
            <text:p>217.911605223696</text:p>
          </table:table-cell>
          <table:table-cell table:style-name="Default" office:value-type="float" office:value="1.56804231518117E+017" calcext:value-type="float">
            <text:p>1.56804231518117E+017</text:p>
          </table:table-cell>
          <table:table-cell table:style-name="ce1" office:value-type="float" office:value="282.495817085372" calcext:value-type="float">
            <text:p>282.4958170853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84.5025" calcext:value-type="float">
            <text:p>784.5025</text:p>
          </table:table-cell>
          <table:table-cell office:value-type="float" office:value="354.2095" calcext:value-type="float">
            <text:p>354.2095</text:p>
          </table:table-cell>
          <table:table-cell office:value-type="float" office:value="219.27336" calcext:value-type="float">
            <text:p>219.27336</text:p>
          </table:table-cell>
          <table:table-cell office:value-type="float" office:value="5.1819373E+016" calcext:value-type="float">
            <text:p>5.1819373E+016</text:p>
          </table:table-cell>
          <table:table-cell table:style-name="Default" office:value-type="float" office:value="278.92062" calcext:value-type="float">
            <text:p>278.92062</text:p>
          </table:table-cell>
          <table:table-cell table:style-name="ce1" office:value-type="float" office:value="217.230044220815" calcext:value-type="float">
            <text:p>217.230044220815</text:p>
          </table:table-cell>
          <table:table-cell office:value-type="float" office:value="5.03264956758479E+016" calcext:value-type="float">
            <text:p>5.03264956758479E+016</text:p>
          </table:table-cell>
          <table:table-cell table:style-name="ce1" office:value-type="float" office:value="277.472360213806" calcext:value-type="float">
            <text:p>277.4723602138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29.13776" calcext:value-type="float">
            <text:p>729.13776</text:p>
          </table:table-cell>
          <table:table-cell office:value-type="float" office:value="384.85095" calcext:value-type="float">
            <text:p>384.85095</text:p>
          </table:table-cell>
          <table:table-cell table:style-name="ce1" office:value-type="float" office:value="168.50093" calcext:value-type="float">
            <text:p>168.50093</text:p>
          </table:table-cell>
          <table:table-cell office:value-type="float" office:value="863208000000000" calcext:value-type="float">
            <text:p>863208000000000</text:p>
          </table:table-cell>
          <table:table-cell office:value-type="float" office:value="247.058" calcext:value-type="float">
            <text:p>247.058</text:p>
          </table:table-cell>
          <table:table-cell office:value-type="float" office:value="174.323482826735" calcext:value-type="float">
            <text:p>174.323482826735</text:p>
          </table:table-cell>
          <table:table-cell office:value-type="float" office:value="801601476917085" calcext:value-type="float">
            <text:p>801601476917085</text:p>
          </table:table-cell>
          <table:table-cell office:value-type="float" office:value="253.355826022413" calcext:value-type="float">
            <text:p>253.3558260224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74.19473" calcext:value-type="float">
            <text:p>274.19473</text:p>
          </table:table-cell>
          <table:table-cell office:value-type="float" office:value="166.39223" calcext:value-type="float">
            <text:p>166.39223</text:p>
          </table:table-cell>
          <table:table-cell office:value-type="float" office:value="83.365364" calcext:value-type="float">
            <text:p>83.365364</text:p>
          </table:table-cell>
          <table:table-cell office:value-type="float" office:value="2.1220042E+016" calcext:value-type="float">
            <text:p>2.1220042E+016</text:p>
          </table:table-cell>
          <table:table-cell table:style-name="Default" office:value-type="float" office:value="112.3988" calcext:value-type="float">
            <text:p>112.3988</text:p>
          </table:table-cell>
          <table:table-cell table:style-name="ce1" office:value-type="float" office:value="80.8495973490147" calcext:value-type="float">
            <text:p>80.8495973490147</text:p>
          </table:table-cell>
          <table:table-cell office:value-type="float" office:value="2.04026808436934E+016" calcext:value-type="float">
            <text:p>2.04026808436934E+016</text:p>
          </table:table-cell>
          <table:table-cell table:style-name="ce1" office:value-type="float" office:value="110.203118969385" calcext:value-type="float">
            <text:p>110.20311896938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41.9609" calcext:value-type="float">
            <text:p>1341.9609</text:p>
          </table:table-cell>
          <table:table-cell office:value-type="float" office:value="800.09467" calcext:value-type="float">
            <text:p>800.09467</text:p>
          </table:table-cell>
          <table:table-cell table:style-name="ce1" office:value-type="float" office:value="292.0261" calcext:value-type="float">
            <text:p>292.0261</text:p>
          </table:table-cell>
          <table:table-cell office:value-type="float" office:value="1.3879003E+017" calcext:value-type="float">
            <text:p>1.3879003E+017</text:p>
          </table:table-cell>
          <table:table-cell office:value-type="float" office:value="373.40085" calcext:value-type="float">
            <text:p>373.40085</text:p>
          </table:table-cell>
          <table:table-cell office:value-type="float" office:value="301.387937276462" calcext:value-type="float">
            <text:p>301.387937276462</text:p>
          </table:table-cell>
          <table:table-cell office:value-type="float" office:value="6.24643047334593E+016" calcext:value-type="float">
            <text:p>6.24643047334593E+016</text:p>
          </table:table-cell>
          <table:table-cell office:value-type="float" office:value="396.847168594427" calcext:value-type="float">
            <text:p>396.84716859442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369.319" calcext:value-type="float">
            <text:p>2369.319</text:p>
          </table:table-cell>
          <table:table-cell office:value-type="float" office:value="1143.4784" calcext:value-type="float">
            <text:p>1143.4784</text:p>
          </table:table-cell>
          <table:table-cell office:value-type="float" office:value="354.15045" calcext:value-type="float">
            <text:p>354.15045</text:p>
          </table:table-cell>
          <table:table-cell office:value-type="float" office:value="1397317300000000" calcext:value-type="float">
            <text:p>1397317300000000</text:p>
          </table:table-cell>
          <table:table-cell table:style-name="Default" office:value-type="float" office:value="449.03503" calcext:value-type="float">
            <text:p>449.03503</text:p>
          </table:table-cell>
          <table:table-cell table:style-name="ce1" office:value-type="float" office:value="339.283194068201" calcext:value-type="float">
            <text:p>339.283194068201</text:p>
          </table:table-cell>
          <table:table-cell office:value-type="float" office:value="1171665218764590" calcext:value-type="float">
            <text:p>1171665218764590</text:p>
          </table:table-cell>
          <table:table-cell table:style-name="ce1" office:value-type="float" office:value="435.891748253445" calcext:value-type="float">
            <text:p>435.89174825344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79.7225" calcext:value-type="float">
            <text:p>1079.7225</text:p>
          </table:table-cell>
          <table:table-cell office:value-type="float" office:value="502.33392" calcext:value-type="float">
            <text:p>502.33392</text:p>
          </table:table-cell>
          <table:table-cell office:value-type="float" office:value="196.749" calcext:value-type="float">
            <text:p>196.749</text:p>
          </table:table-cell>
          <table:table-cell table:style-name="ce1" office:value-type="float" office:value="3269288300000000" calcext:value-type="float">
            <text:p>3269288300000000</text:p>
          </table:table-cell>
          <table:table-cell office:value-type="float" office:value="260.58362" calcext:value-type="float">
            <text:p>260.58362</text:p>
          </table:table-cell>
          <table:table-cell table:style-name="ce1" office:value-type="float" office:value="195.332846861942" calcext:value-type="float">
            <text:p>195.332846861942</text:p>
          </table:table-cell>
          <table:table-cell table:style-name="Default" office:value-type="float" office:value="3317437373142524" calcext:value-type="float">
            <text:p>3317437373142524</text:p>
          </table:table-cell>
          <table:table-cell office:value-type="float" office:value="261.427950370791" calcext:value-type="float">
            <text:p>261.42795037079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23.888" calcext:value-type="float">
            <text:p>1723.888</text:p>
          </table:table-cell>
          <table:table-cell office:value-type="float" office:value="797.3515" calcext:value-type="float">
            <text:p>797.3515</text:p>
          </table:table-cell>
          <table:table-cell table:style-name="ce1" office:value-type="float" office:value="306.76285" calcext:value-type="float">
            <text:p>306.76285</text:p>
          </table:table-cell>
          <table:table-cell office:value-type="float" office:value="4.5257853E+016" calcext:value-type="float">
            <text:p>4.5257853E+016</text:p>
          </table:table-cell>
          <table:table-cell office:value-type="float" office:value="392.83197" calcext:value-type="float">
            <text:p>392.83197</text:p>
          </table:table-cell>
          <table:table-cell office:value-type="float" office:value="316.17474913354" calcext:value-type="float">
            <text:p>316.17474913354</text:p>
          </table:table-cell>
          <table:table-cell office:value-type="float" office:value="3.81222455604946E+016" calcext:value-type="float">
            <text:p>3.81222455604946E+016</text:p>
          </table:table-cell>
          <table:table-cell office:value-type="float" office:value="410.49124320913" calcext:value-type="float">
            <text:p>410.4912432091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44.897" calcext:value-type="float">
            <text:p>1144.897</text:p>
          </table:table-cell>
          <table:table-cell office:value-type="float" office:value="583.30963" calcext:value-type="float">
            <text:p>583.30963</text:p>
          </table:table-cell>
          <table:table-cell table:style-name="ce1" office:value-type="float" office:value="255.129" calcext:value-type="float">
            <text:p>255.129</text:p>
          </table:table-cell>
          <table:table-cell office:value-type="float" office:value="1.6992216E+016" calcext:value-type="float">
            <text:p>1.6992216E+016</text:p>
          </table:table-cell>
          <table:table-cell office:value-type="float" office:value="353.9755" calcext:value-type="float">
            <text:p>353.9755</text:p>
          </table:table-cell>
          <table:table-cell office:value-type="float" office:value="260.881131462584" calcext:value-type="float">
            <text:p>260.881131462584</text:p>
          </table:table-cell>
          <table:table-cell office:value-type="float" office:value="1.5915488347831E+016" calcext:value-type="float">
            <text:p>1.5915488347831E+016</text:p>
          </table:table-cell>
          <table:table-cell office:value-type="float" office:value="362.133442038892" calcext:value-type="float">
            <text:p>362.13344203889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51.9331" calcext:value-type="float">
            <text:p>1351.9331</text:p>
          </table:table-cell>
          <table:table-cell office:value-type="float" office:value="709.55133" calcext:value-type="float">
            <text:p>709.55133</text:p>
          </table:table-cell>
          <table:table-cell table:style-name="ce1" office:value-type="float" office:value="273.71484" calcext:value-type="float">
            <text:p>273.71484</text:p>
          </table:table-cell>
          <table:table-cell office:value-type="float" office:value="1.5312648E+017" calcext:value-type="float">
            <text:p>1.5312648E+017</text:p>
          </table:table-cell>
          <table:table-cell office:value-type="float" office:value="346.9502" calcext:value-type="float">
            <text:p>346.9502</text:p>
          </table:table-cell>
          <table:table-cell office:value-type="float" office:value="280.592375595603" calcext:value-type="float">
            <text:p>280.592375595603</text:p>
          </table:table-cell>
          <table:table-cell office:value-type="float" office:value="1.15729842659389E+017" calcext:value-type="float">
            <text:p>1.15729842659389E+017</text:p>
          </table:table-cell>
          <table:table-cell office:value-type="float" office:value="361.714995698082" calcext:value-type="float">
            <text:p>361.714995698082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float" office:value="1075.4312" calcext:value-type="float">
            <text:p>1075.4312</text:p>
          </table:table-cell>
          <table:table-cell office:value-type="float" office:value="551.7271" calcext:value-type="float">
            <text:p>551.7271</text:p>
          </table:table-cell>
          <table:table-cell office:value-type="float" office:value="235.21068" calcext:value-type="float">
            <text:p>235.21068</text:p>
          </table:table-cell>
          <table:table-cell office:value-type="float" office:value="5.2161673E+016" calcext:value-type="float">
            <text:p>5.2161673E+016</text:p>
          </table:table-cell>
          <table:table-cell table:style-name="Default" office:value-type="float" office:value="306.8997" calcext:value-type="float">
            <text:p>306.8997</text:p>
          </table:table-cell>
          <table:table-cell table:style-name="ce1" office:value-type="float" office:value="231.765161429702" calcext:value-type="float">
            <text:p>231.765161429702</text:p>
          </table:table-cell>
          <table:table-cell office:value-type="float" office:value="4.29867203325891E+016" calcext:value-type="float">
            <text:p>4.29867203325891E+016</text:p>
          </table:table-cell>
          <table:table-cell table:style-name="ce1" office:value-type="float" office:value="306.769056813603" calcext:value-type="float">
            <text:p>306.769056813603</text:p>
          </table:table-cell>
        </table:table-row>
        <table:table-row table:style-name="ro1">
          <table:table-cell office:value-type="string" calcext:value-type="string">
            <text:p>Std Dev</text:p>
          </table:table-cell>
          <table:table-cell office:value-type="float" office:value="582.4395" calcext:value-type="float">
            <text:p>582.4395</text:p>
          </table:table-cell>
          <table:table-cell office:value-type="float" office:value="274.59845" calcext:value-type="float">
            <text:p>274.59845</text:p>
          </table:table-cell>
          <table:table-cell office:value-type="float" office:value="73.87135" calcext:value-type="float">
            <text:p>73.87135</text:p>
          </table:table-cell>
          <table:table-cell office:value-type="float" office:value="5.6995874E+016" calcext:value-type="float">
            <text:p>5.6995874E+016</text:p>
          </table:table-cell>
          <table:table-cell office:value-type="float" office:value="90.426" calcext:value-type="float">
            <text:p>90.426</text:p>
          </table:table-cell>
          <table:table-cell table:style-name="ce1" office:value-type="float" office:value="73.2167125962112" calcext:value-type="float">
            <text:p>73.2167125962112</text:p>
          </table:table-cell>
          <table:table-cell office:value-type="float" office:value="4.88836986168501E+016" calcext:value-type="float">
            <text:p>4.88836986168501E+016</text:p>
          </table:table-cell>
          <table:table-cell office:value-type="float" office:value="92.3124642198113" calcext:value-type="float">
            <text:p>92.3124642198113</text:p>
          </table:table-cell>
        </table:table-row>
      </table:table>
      <table:table table:name="bravo_d03_nodist_2503_e32d10" table:style-name="ta1">
        <table:table-column table:style-name="co1" table:number-columns-repeated="6" table:default-cell-style-name="Default"/>
        <table:table-column table:style-name="co1" table:number-columns-repeated="3" table:default-cell-style-name="ce1"/>
        <table:table-row table:style-name="ro1">
          <table:table-cell table:number-columns-repeated="3"/>
          <table:table-cell office:value-type="string" calcext:value-type="string">
            <text:p>STGCN</text:p>
          </table:table-cell>
          <table:table-cell table:number-columns-repeated="2"/>
          <table:table-cell table:style-name="Default" office:value-type="string" calcext:value-type="string">
            <text:p>SVR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Node #</text:p>
          </table:table-cell>
          <table:table-cell office:value-type="string" calcext:value-type="string">
            <text:p>Average Flow</text:p>
          </table:table-cell>
          <table:table-cell office:value-type="string" calcext:value-type="string">
            <text:p>Std Dev Flow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MAPE</text:p>
          </table:table-cell>
          <table:table-cell office:value-type="string" calcext:value-type="string">
            <text:p>RMSE</text:p>
          </table:table-cell>
          <table:table-cell table:style-name="Default" office:value-type="string" calcext:value-type="string">
            <text:p>MAE</text:p>
          </table:table-cell>
          <table:table-cell table:style-name="Default" office:value-type="string" calcext:value-type="string">
            <text:p>MAPE</text:p>
          </table:table-cell>
          <table:table-cell table:style-name="Default" office:value-type="string" calcext:value-type="string">
            <text:p>RMS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6.2245" calcext:value-type="float">
            <text:p>586.2245</text:p>
          </table:table-cell>
          <table:table-cell office:value-type="float" office:value="302.10443" calcext:value-type="float">
            <text:p>302.10443</text:p>
          </table:table-cell>
          <table:table-cell office:value-type="float" office:value="178.0431" calcext:value-type="float">
            <text:p>178.0431</text:p>
          </table:table-cell>
          <table:table-cell office:value-type="float" office:value="1.0458202E+016" calcext:value-type="float">
            <text:p>1.0458202E+016</text:p>
          </table:table-cell>
          <table:table-cell office:value-type="float" office:value="228.13106" calcext:value-type="float">
            <text:p>228.13106</text:p>
          </table:table-cell>
          <table:table-cell office:value-type="float" office:value="165.44981170813" calcext:value-type="float">
            <text:p>165.44981170813</text:p>
          </table:table-cell>
          <table:table-cell office:value-type="float" office:value="7797930250824367" calcext:value-type="float">
            <text:p>7797930250824367</text:p>
          </table:table-cell>
          <table:table-cell office:value-type="float" office:value="222.425954493891" calcext:value-type="float">
            <text:p>222.42595449389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3.9609" calcext:value-type="float">
            <text:p>443.9609</text:p>
          </table:table-cell>
          <table:table-cell office:value-type="float" office:value="325.32227" calcext:value-type="float">
            <text:p>325.32227</text:p>
          </table:table-cell>
          <table:table-cell office:value-type="float" office:value="248.45998" calcext:value-type="float">
            <text:p>248.45998</text:p>
          </table:table-cell>
          <table:table-cell office:value-type="float" office:value="1.5705952E+017" calcext:value-type="float">
            <text:p>1.5705952E+017</text:p>
          </table:table-cell>
          <table:table-cell office:value-type="float" office:value="311.09024" calcext:value-type="float">
            <text:p>311.09024</text:p>
          </table:table-cell>
          <table:table-cell office:value-type="float" office:value="217.911605223696" calcext:value-type="float">
            <text:p>217.911605223696</text:p>
          </table:table-cell>
          <table:table-cell office:value-type="float" office:value="1.56804231518117E+017" calcext:value-type="float">
            <text:p>1.56804231518117E+017</text:p>
          </table:table-cell>
          <table:table-cell office:value-type="float" office:value="282.495817085372" calcext:value-type="float">
            <text:p>282.4958170853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84.5025" calcext:value-type="float">
            <text:p>784.5025</text:p>
          </table:table-cell>
          <table:table-cell office:value-type="float" office:value="354.2095" calcext:value-type="float">
            <text:p>354.2095</text:p>
          </table:table-cell>
          <table:table-cell office:value-type="float" office:value="225.6778" calcext:value-type="float">
            <text:p>225.6778</text:p>
          </table:table-cell>
          <table:table-cell office:value-type="float" office:value="5.269305E+016" calcext:value-type="float">
            <text:p>5.269305E+016</text:p>
          </table:table-cell>
          <table:table-cell office:value-type="float" office:value="287.9091" calcext:value-type="float">
            <text:p>287.9091</text:p>
          </table:table-cell>
          <table:table-cell office:value-type="float" office:value="217.230044220815" calcext:value-type="float">
            <text:p>217.230044220815</text:p>
          </table:table-cell>
          <table:table-cell office:value-type="float" office:value="5.03264956758479E+016" calcext:value-type="float">
            <text:p>5.03264956758479E+016</text:p>
          </table:table-cell>
          <table:table-cell office:value-type="float" office:value="277.472360213806" calcext:value-type="float">
            <text:p>277.4723602138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29.13776" calcext:value-type="float">
            <text:p>729.13776</text:p>
          </table:table-cell>
          <table:table-cell office:value-type="float" office:value="384.85095" calcext:value-type="float">
            <text:p>384.85095</text:p>
          </table:table-cell>
          <table:table-cell table:style-name="ce1" office:value-type="float" office:value="170.8624" calcext:value-type="float">
            <text:p>170.8624</text:p>
          </table:table-cell>
          <table:table-cell office:value-type="float" office:value="1010962960000000" calcext:value-type="float">
            <text:p>1010962960000000</text:p>
          </table:table-cell>
          <table:table-cell table:style-name="ce1" office:value-type="float" office:value="248.69565" calcext:value-type="float">
            <text:p>248.69565</text:p>
          </table:table-cell>
          <table:table-cell table:style-name="ce2" office:value-type="float" office:value="174.323482826735" calcext:value-type="float">
            <text:p>174.323482826735</text:p>
          </table:table-cell>
          <table:table-cell office:value-type="float" office:value="801601476917085" calcext:value-type="float">
            <text:p>801601476917085</text:p>
          </table:table-cell>
          <table:table-cell table:style-name="ce2" office:value-type="float" office:value="253.355826022413" calcext:value-type="float">
            <text:p>253.3558260224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74.19473" calcext:value-type="float">
            <text:p>274.19473</text:p>
          </table:table-cell>
          <table:table-cell office:value-type="float" office:value="166.39223" calcext:value-type="float">
            <text:p>166.39223</text:p>
          </table:table-cell>
          <table:table-cell office:value-type="float" office:value="83.99433" calcext:value-type="float">
            <text:p>83.99433</text:p>
          </table:table-cell>
          <table:table-cell office:value-type="float" office:value="2.4872168E+016" calcext:value-type="float">
            <text:p>2.4872168E+016</text:p>
          </table:table-cell>
          <table:table-cell office:value-type="float" office:value="113.910706" calcext:value-type="float">
            <text:p>113.910706</text:p>
          </table:table-cell>
          <table:table-cell office:value-type="float" office:value="80.8495973490147" calcext:value-type="float">
            <text:p>80.8495973490147</text:p>
          </table:table-cell>
          <table:table-cell office:value-type="float" office:value="2.04026808436934E+016" calcext:value-type="float">
            <text:p>2.04026808436934E+016</text:p>
          </table:table-cell>
          <table:table-cell office:value-type="float" office:value="110.203118969385" calcext:value-type="float">
            <text:p>110.20311896938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41.9609" calcext:value-type="float">
            <text:p>1341.9609</text:p>
          </table:table-cell>
          <table:table-cell office:value-type="float" office:value="800.09467" calcext:value-type="float">
            <text:p>800.09467</text:p>
          </table:table-cell>
          <table:table-cell office:value-type="float" office:value="304.5186" calcext:value-type="float">
            <text:p>304.5186</text:p>
          </table:table-cell>
          <table:table-cell office:value-type="float" office:value="1.2377815E+017" calcext:value-type="float">
            <text:p>1.2377815E+017</text:p>
          </table:table-cell>
          <table:table-cell table:style-name="ce1" office:value-type="float" office:value="389.28427" calcext:value-type="float">
            <text:p>389.28427</text:p>
          </table:table-cell>
          <table:table-cell office:value-type="float" office:value="301.387937276462" calcext:value-type="float">
            <text:p>301.387937276462</text:p>
          </table:table-cell>
          <table:table-cell office:value-type="float" office:value="6.24643047334593E+016" calcext:value-type="float">
            <text:p>6.24643047334593E+016</text:p>
          </table:table-cell>
          <table:table-cell table:style-name="ce2" office:value-type="float" office:value="396.847168594427" calcext:value-type="float">
            <text:p>396.84716859442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369.319" calcext:value-type="float">
            <text:p>2369.319</text:p>
          </table:table-cell>
          <table:table-cell office:value-type="float" office:value="1143.4784" calcext:value-type="float">
            <text:p>1143.4784</text:p>
          </table:table-cell>
          <table:table-cell office:value-type="float" office:value="355.48306" calcext:value-type="float">
            <text:p>355.48306</text:p>
          </table:table-cell>
          <table:table-cell office:value-type="float" office:value="1392914300000000" calcext:value-type="float">
            <text:p>1392914300000000</text:p>
          </table:table-cell>
          <table:table-cell office:value-type="float" office:value="449.51895" calcext:value-type="float">
            <text:p>449.51895</text:p>
          </table:table-cell>
          <table:table-cell office:value-type="float" office:value="339.283194068201" calcext:value-type="float">
            <text:p>339.283194068201</text:p>
          </table:table-cell>
          <table:table-cell office:value-type="float" office:value="1171665218764590" calcext:value-type="float">
            <text:p>1171665218764590</text:p>
          </table:table-cell>
          <table:table-cell office:value-type="float" office:value="435.891748253445" calcext:value-type="float">
            <text:p>435.89174825344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79.7225" calcext:value-type="float">
            <text:p>1079.7225</text:p>
          </table:table-cell>
          <table:table-cell office:value-type="float" office:value="502.33392" calcext:value-type="float">
            <text:p>502.33392</text:p>
          </table:table-cell>
          <table:table-cell office:value-type="float" office:value="215.19319" calcext:value-type="float">
            <text:p>215.19319</text:p>
          </table:table-cell>
          <table:table-cell office:value-type="float" office:value="4188698500000000" calcext:value-type="float">
            <text:p>4188698500000000</text:p>
          </table:table-cell>
          <table:table-cell office:value-type="float" office:value="277.2638" calcext:value-type="float">
            <text:p>277.2638</text:p>
          </table:table-cell>
          <table:table-cell office:value-type="float" office:value="195.332846861942" calcext:value-type="float">
            <text:p>195.332846861942</text:p>
          </table:table-cell>
          <table:table-cell office:value-type="float" office:value="3317437373142524" calcext:value-type="float">
            <text:p>3317437373142524</text:p>
          </table:table-cell>
          <table:table-cell office:value-type="float" office:value="261.427950370791" calcext:value-type="float">
            <text:p>261.42795037079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23.888" calcext:value-type="float">
            <text:p>1723.888</text:p>
          </table:table-cell>
          <table:table-cell office:value-type="float" office:value="797.3515" calcext:value-type="float">
            <text:p>797.3515</text:p>
          </table:table-cell>
          <table:table-cell office:value-type="float" office:value="321.1108" calcext:value-type="float">
            <text:p>321.1108</text:p>
          </table:table-cell>
          <table:table-cell office:value-type="float" office:value="4.9158873E+016" calcext:value-type="float">
            <text:p>4.9158873E+016</text:p>
          </table:table-cell>
          <table:table-cell office:value-type="float" office:value="412.31744" calcext:value-type="float">
            <text:p>412.31744</text:p>
          </table:table-cell>
          <table:table-cell office:value-type="float" office:value="316.17474913354" calcext:value-type="float">
            <text:p>316.17474913354</text:p>
          </table:table-cell>
          <table:table-cell office:value-type="float" office:value="3.81222455604946E+016" calcext:value-type="float">
            <text:p>3.81222455604946E+016</text:p>
          </table:table-cell>
          <table:table-cell office:value-type="float" office:value="410.49124320913" calcext:value-type="float">
            <text:p>410.4912432091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44.897" calcext:value-type="float">
            <text:p>1144.897</text:p>
          </table:table-cell>
          <table:table-cell office:value-type="float" office:value="583.30963" calcext:value-type="float">
            <text:p>583.30963</text:p>
          </table:table-cell>
          <table:table-cell table:style-name="ce1" office:value-type="float" office:value="253.40619" calcext:value-type="float">
            <text:p>253.40619</text:p>
          </table:table-cell>
          <table:table-cell office:value-type="float" office:value="1.6480046E+016" calcext:value-type="float">
            <text:p>1.6480046E+016</text:p>
          </table:table-cell>
          <table:table-cell table:style-name="ce1" office:value-type="float" office:value="353.3966" calcext:value-type="float">
            <text:p>353.3966</text:p>
          </table:table-cell>
          <table:table-cell table:style-name="ce2" office:value-type="float" office:value="260.881131462584" calcext:value-type="float">
            <text:p>260.881131462584</text:p>
          </table:table-cell>
          <table:table-cell office:value-type="float" office:value="1.5915488347831E+016" calcext:value-type="float">
            <text:p>1.5915488347831E+016</text:p>
          </table:table-cell>
          <table:table-cell table:style-name="ce2" office:value-type="float" office:value="362.133442038892" calcext:value-type="float">
            <text:p>362.13344203889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51.9331" calcext:value-type="float">
            <text:p>1351.9331</text:p>
          </table:table-cell>
          <table:table-cell office:value-type="float" office:value="709.55133" calcext:value-type="float">
            <text:p>709.55133</text:p>
          </table:table-cell>
          <table:table-cell office:value-type="float" office:value="301.44458" calcext:value-type="float">
            <text:p>301.44458</text:p>
          </table:table-cell>
          <table:table-cell office:value-type="float" office:value="1.4338133E+017" calcext:value-type="float">
            <text:p>1.4338133E+017</text:p>
          </table:table-cell>
          <table:table-cell office:value-type="float" office:value="377.11807" calcext:value-type="float">
            <text:p>377.11807</text:p>
          </table:table-cell>
          <table:table-cell office:value-type="float" office:value="280.592375595603" calcext:value-type="float">
            <text:p>280.592375595603</text:p>
          </table:table-cell>
          <table:table-cell office:value-type="float" office:value="1.15729842659389E+017" calcext:value-type="float">
            <text:p>1.15729842659389E+017</text:p>
          </table:table-cell>
          <table:table-cell office:value-type="float" office:value="361.714995698082" calcext:value-type="float">
            <text:p>361.714995698082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float" office:value="1075.4312" calcext:value-type="float">
            <text:p>1075.4312</text:p>
          </table:table-cell>
          <table:table-cell office:value-type="float" office:value="551.7271" calcext:value-type="float">
            <text:p>551.7271</text:p>
          </table:table-cell>
          <table:table-cell office:value-type="float" office:value="241.654" calcext:value-type="float">
            <text:p>241.654</text:p>
          </table:table-cell>
          <table:table-cell office:value-type="float" office:value="5.3133994E+016" calcext:value-type="float">
            <text:p>5.3133994E+016</text:p>
          </table:table-cell>
          <table:table-cell office:value-type="float" office:value="313.51233" calcext:value-type="float">
            <text:p>313.51233</text:p>
          </table:table-cell>
          <table:table-cell office:value-type="float" office:value="231.765161429702" calcext:value-type="float">
            <text:p>231.765161429702</text:p>
          </table:table-cell>
          <table:table-cell office:value-type="float" office:value="4.29867203325891E+016" calcext:value-type="float">
            <text:p>4.29867203325891E+016</text:p>
          </table:table-cell>
          <table:table-cell office:value-type="float" office:value="306.769056813603" calcext:value-type="float">
            <text:p>306.769056813603</text:p>
          </table:table-cell>
        </table:table-row>
        <table:table-row table:style-name="ro1">
          <table:table-cell office:value-type="string" calcext:value-type="string">
            <text:p>Std Dev</text:p>
          </table:table-cell>
          <table:table-cell office:value-type="float" office:value="582.4395" calcext:value-type="float">
            <text:p>582.4395</text:p>
          </table:table-cell>
          <table:table-cell office:value-type="float" office:value="274.59845" calcext:value-type="float">
            <text:p>274.59845</text:p>
          </table:table-cell>
          <table:table-cell office:value-type="float" office:value="74.98577" calcext:value-type="float">
            <text:p>74.98577</text:p>
          </table:table-cell>
          <table:table-cell office:value-type="float" office:value="5.6972677E+016" calcext:value-type="float">
            <text:p>5.6972677E+016</text:p>
          </table:table-cell>
          <table:table-cell table:style-name="ce1" office:value-type="float" office:value="91.92161" calcext:value-type="float">
            <text:p>91.92161</text:p>
          </table:table-cell>
          <table:table-cell office:value-type="float" office:value="73.2167125962112" calcext:value-type="float">
            <text:p>73.2167125962112</text:p>
          </table:table-cell>
          <table:table-cell office:value-type="float" office:value="4.88836986168501E+016" calcext:value-type="float">
            <text:p>4.88836986168501E+016</text:p>
          </table:table-cell>
          <table:table-cell table:style-name="ce2" office:value-type="float" office:value="92.3124642198113" calcext:value-type="float">
            <text:p>92.3124642198113</text:p>
          </table:table-cell>
        </table:table-row>
      </table:table>
      <table:table table:name="bravo_d03_nodist_2903_diag" table:style-name="ta1">
        <table:table-column table:style-name="co1" table:number-columns-repeated="3" table:default-cell-style-name="Default"/>
        <table:table-column table:style-name="co1" table:number-columns-repeated="3" table:default-cell-style-name="ce2"/>
        <table:table-column table:style-name="co1" table:number-columns-repeated="3" table:default-cell-style-name="ce1"/>
        <table:table-row table:style-name="ro1">
          <table:table-cell table:number-columns-repeated="3"/>
          <table:table-cell table:style-name="Default" office:value-type="string" calcext:value-type="string">
            <text:p>STGCN</text:p>
          </table:table-cell>
          <table:table-cell table:style-name="Default" table:number-columns-repeated="2"/>
          <table:table-cell table:style-name="Default" office:value-type="string" calcext:value-type="string">
            <text:p>SVR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Node #</text:p>
          </table:table-cell>
          <table:table-cell office:value-type="string" calcext:value-type="string">
            <text:p>Average Flow</text:p>
          </table:table-cell>
          <table:table-cell office:value-type="string" calcext:value-type="string">
            <text:p>Std Dev Flow</text:p>
          </table:table-cell>
          <table:table-cell table:style-name="Default" office:value-type="string" calcext:value-type="string">
            <text:p>MAE</text:p>
          </table:table-cell>
          <table:table-cell table:style-name="Default" office:value-type="string" calcext:value-type="string">
            <text:p>MAPE</text:p>
          </table:table-cell>
          <table:table-cell table:style-name="Default" office:value-type="string" calcext:value-type="string">
            <text:p>RMSE</text:p>
          </table:table-cell>
          <table:table-cell table:style-name="Default" office:value-type="string" calcext:value-type="string">
            <text:p>MAE</text:p>
          </table:table-cell>
          <table:table-cell table:style-name="Default" office:value-type="string" calcext:value-type="string">
            <text:p>MAPE</text:p>
          </table:table-cell>
          <table:table-cell table:style-name="Default" office:value-type="string" calcext:value-type="string">
            <text:p>RMS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6.2245" calcext:value-type="float">
            <text:p>586.2245</text:p>
          </table:table-cell>
          <table:table-cell office:value-type="float" office:value="302.10443" calcext:value-type="float">
            <text:p>302.10443</text:p>
          </table:table-cell>
          <table:table-cell office:value-type="float" office:value="172.20798" calcext:value-type="float">
            <text:p>172.20798</text:p>
          </table:table-cell>
          <table:table-cell office:value-type="float" office:value="1.0560226E+016" calcext:value-type="float">
            <text:p>1.0560226E+016</text:p>
          </table:table-cell>
          <table:table-cell office:value-type="float" office:value="222.292" calcext:value-type="float">
            <text:p>222.292</text:p>
          </table:table-cell>
          <table:table-cell office:value-type="float" office:value="165.44981170813" calcext:value-type="float">
            <text:p>165.44981170813</text:p>
          </table:table-cell>
          <table:table-cell office:value-type="float" office:value="7797930250824367" calcext:value-type="float">
            <text:p>7797930250824367</text:p>
          </table:table-cell>
          <table:table-cell office:value-type="float" office:value="222.425954493891" calcext:value-type="float">
            <text:p>222.42595449389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3.9609" calcext:value-type="float">
            <text:p>443.9609</text:p>
          </table:table-cell>
          <table:table-cell office:value-type="float" office:value="325.32227" calcext:value-type="float">
            <text:p>325.32227</text:p>
          </table:table-cell>
          <table:table-cell office:value-type="float" office:value="275.68567" calcext:value-type="float">
            <text:p>275.68567</text:p>
          </table:table-cell>
          <table:table-cell table:style-name="ce1" office:value-type="float" office:value="1.2288919E+017" calcext:value-type="float">
            <text:p>1.2288919E+017</text:p>
          </table:table-cell>
          <table:table-cell office:value-type="float" office:value="351.10922" calcext:value-type="float">
            <text:p>351.10922</text:p>
          </table:table-cell>
          <table:table-cell office:value-type="float" office:value="217.911605223696" calcext:value-type="float">
            <text:p>217.911605223696</text:p>
          </table:table-cell>
          <table:table-cell table:style-name="ce2" office:value-type="float" office:value="1.56804231518117E+017" calcext:value-type="float">
            <text:p>1.56804231518117E+017</text:p>
          </table:table-cell>
          <table:table-cell office:value-type="float" office:value="282.495817085372" calcext:value-type="float">
            <text:p>282.4958170853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84.5025" calcext:value-type="float">
            <text:p>784.5025</text:p>
          </table:table-cell>
          <table:table-cell office:value-type="float" office:value="354.2095" calcext:value-type="float">
            <text:p>354.2095</text:p>
          </table:table-cell>
          <table:table-cell office:value-type="float" office:value="225.02975" calcext:value-type="float">
            <text:p>225.02975</text:p>
          </table:table-cell>
          <table:table-cell office:value-type="float" office:value="5.1251462E+016" calcext:value-type="float">
            <text:p>5.1251462E+016</text:p>
          </table:table-cell>
          <table:table-cell office:value-type="float" office:value="285.41443" calcext:value-type="float">
            <text:p>285.41443</text:p>
          </table:table-cell>
          <table:table-cell office:value-type="float" office:value="217.230044220815" calcext:value-type="float">
            <text:p>217.230044220815</text:p>
          </table:table-cell>
          <table:table-cell office:value-type="float" office:value="5.03264956758479E+016" calcext:value-type="float">
            <text:p>5.03264956758479E+016</text:p>
          </table:table-cell>
          <table:table-cell office:value-type="float" office:value="277.472360213806" calcext:value-type="float">
            <text:p>277.4723602138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29.13776" calcext:value-type="float">
            <text:p>729.13776</text:p>
          </table:table-cell>
          <table:table-cell office:value-type="float" office:value="384.85095" calcext:value-type="float">
            <text:p>384.85095</text:p>
          </table:table-cell>
          <table:table-cell table:style-name="ce1" office:value-type="float" office:value="174.10179" calcext:value-type="float">
            <text:p>174.10179</text:p>
          </table:table-cell>
          <table:table-cell office:value-type="float" office:value="861706100000000" calcext:value-type="float">
            <text:p>861706100000000</text:p>
          </table:table-cell>
          <table:table-cell office:value-type="float" office:value="255.53966" calcext:value-type="float">
            <text:p>255.53966</text:p>
          </table:table-cell>
          <table:table-cell table:style-name="ce2" office:value-type="float" office:value="174.323482826735" calcext:value-type="float">
            <text:p>174.323482826735</text:p>
          </table:table-cell>
          <table:table-cell office:value-type="float" office:value="801601476917085" calcext:value-type="float">
            <text:p>801601476917085</text:p>
          </table:table-cell>
          <table:table-cell office:value-type="float" office:value="253.355826022413" calcext:value-type="float">
            <text:p>253.3558260224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74.19473" calcext:value-type="float">
            <text:p>274.19473</text:p>
          </table:table-cell>
          <table:table-cell office:value-type="float" office:value="166.39223" calcext:value-type="float">
            <text:p>166.39223</text:p>
          </table:table-cell>
          <table:table-cell office:value-type="float" office:value="84.52277" calcext:value-type="float">
            <text:p>84.52277</text:p>
          </table:table-cell>
          <table:table-cell office:value-type="float" office:value="2.800164E+016" calcext:value-type="float">
            <text:p>2.800164E+016</text:p>
          </table:table-cell>
          <table:table-cell office:value-type="float" office:value="112.733444" calcext:value-type="float">
            <text:p>112.733444</text:p>
          </table:table-cell>
          <table:table-cell office:value-type="float" office:value="80.8495973490147" calcext:value-type="float">
            <text:p>80.8495973490147</text:p>
          </table:table-cell>
          <table:table-cell office:value-type="float" office:value="2.04026808436934E+016" calcext:value-type="float">
            <text:p>2.04026808436934E+016</text:p>
          </table:table-cell>
          <table:table-cell office:value-type="float" office:value="110.203118969385" calcext:value-type="float">
            <text:p>110.20311896938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41.9609" calcext:value-type="float">
            <text:p>1341.9609</text:p>
          </table:table-cell>
          <table:table-cell office:value-type="float" office:value="800.09467" calcext:value-type="float">
            <text:p>800.09467</text:p>
          </table:table-cell>
          <table:table-cell table:style-name="ce1" office:value-type="float" office:value="293.96396" calcext:value-type="float">
            <text:p>293.96396</text:p>
          </table:table-cell>
          <table:table-cell office:value-type="float" office:value="1.2517515E+017" calcext:value-type="float">
            <text:p>1.2517515E+017</text:p>
          </table:table-cell>
          <table:table-cell office:value-type="float" office:value="377.09238" calcext:value-type="float">
            <text:p>377.09238</text:p>
          </table:table-cell>
          <table:table-cell table:style-name="ce2" office:value-type="float" office:value="301.387937276462" calcext:value-type="float">
            <text:p>301.387937276462</text:p>
          </table:table-cell>
          <table:table-cell office:value-type="float" office:value="6.24643047334593E+016" calcext:value-type="float">
            <text:p>6.24643047334593E+016</text:p>
          </table:table-cell>
          <table:table-cell office:value-type="float" office:value="396.847168594427" calcext:value-type="float">
            <text:p>396.84716859442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369.319" calcext:value-type="float">
            <text:p>2369.319</text:p>
          </table:table-cell>
          <table:table-cell office:value-type="float" office:value="1143.4784" calcext:value-type="float">
            <text:p>1143.4784</text:p>
          </table:table-cell>
          <table:table-cell office:value-type="float" office:value="356.5074" calcext:value-type="float">
            <text:p>356.5074</text:p>
          </table:table-cell>
          <table:table-cell office:value-type="float" office:value="1254884800000000" calcext:value-type="float">
            <text:p>1254884800000000</text:p>
          </table:table-cell>
          <table:table-cell office:value-type="float" office:value="454.99863" calcext:value-type="float">
            <text:p>454.99863</text:p>
          </table:table-cell>
          <table:table-cell office:value-type="float" office:value="339.283194068201" calcext:value-type="float">
            <text:p>339.283194068201</text:p>
          </table:table-cell>
          <table:table-cell office:value-type="float" office:value="1171665218764590" calcext:value-type="float">
            <text:p>1171665218764590</text:p>
          </table:table-cell>
          <table:table-cell office:value-type="float" office:value="435.891748253445" calcext:value-type="float">
            <text:p>435.89174825344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79.7225" calcext:value-type="float">
            <text:p>1079.7225</text:p>
          </table:table-cell>
          <table:table-cell office:value-type="float" office:value="502.33392" calcext:value-type="float">
            <text:p>502.33392</text:p>
          </table:table-cell>
          <table:table-cell office:value-type="float" office:value="205.2667" calcext:value-type="float">
            <text:p>205.2667</text:p>
          </table:table-cell>
          <table:table-cell office:value-type="float" office:value="3644564600000000" calcext:value-type="float">
            <text:p>3644564600000000</text:p>
          </table:table-cell>
          <table:table-cell office:value-type="float" office:value="266.33987" calcext:value-type="float">
            <text:p>266.33987</text:p>
          </table:table-cell>
          <table:table-cell office:value-type="float" office:value="195.332846861942" calcext:value-type="float">
            <text:p>195.332846861942</text:p>
          </table:table-cell>
          <table:table-cell office:value-type="float" office:value="3317437373142524" calcext:value-type="float">
            <text:p>3317437373142524</text:p>
          </table:table-cell>
          <table:table-cell office:value-type="float" office:value="261.427950370791" calcext:value-type="float">
            <text:p>261.42795037079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23.888" calcext:value-type="float">
            <text:p>1723.888</text:p>
          </table:table-cell>
          <table:table-cell office:value-type="float" office:value="797.3515" calcext:value-type="float">
            <text:p>797.3515</text:p>
          </table:table-cell>
          <table:table-cell table:style-name="ce1" office:value-type="float" office:value="312.4765" calcext:value-type="float">
            <text:p>312.4765</text:p>
          </table:table-cell>
          <table:table-cell office:value-type="float" office:value="4.6320836E+016" calcext:value-type="float">
            <text:p>4.6320836E+016</text:p>
          </table:table-cell>
          <table:table-cell table:style-name="ce1" office:value-type="float" office:value="400.52008" calcext:value-type="float">
            <text:p>400.52008</text:p>
          </table:table-cell>
          <table:table-cell table:style-name="ce2" office:value-type="float" office:value="316.17474913354" calcext:value-type="float">
            <text:p>316.17474913354</text:p>
          </table:table-cell>
          <table:table-cell office:value-type="float" office:value="3.81222455604946E+016" calcext:value-type="float">
            <text:p>3.81222455604946E+016</text:p>
          </table:table-cell>
          <table:table-cell table:style-name="ce2" office:value-type="float" office:value="410.49124320913" calcext:value-type="float">
            <text:p>410.4912432091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44.897" calcext:value-type="float">
            <text:p>1144.897</text:p>
          </table:table-cell>
          <table:table-cell office:value-type="float" office:value="583.30963" calcext:value-type="float">
            <text:p>583.30963</text:p>
          </table:table-cell>
          <table:table-cell table:style-name="ce1" office:value-type="float" office:value="257.89255" calcext:value-type="float">
            <text:p>257.89255</text:p>
          </table:table-cell>
          <table:table-cell office:value-type="float" office:value="1.634138E+016" calcext:value-type="float">
            <text:p>1.634138E+016</text:p>
          </table:table-cell>
          <table:table-cell table:style-name="ce1" office:value-type="float" office:value="354.66388" calcext:value-type="float">
            <text:p>354.66388</text:p>
          </table:table-cell>
          <table:table-cell table:style-name="ce2" office:value-type="float" office:value="260.881131462584" calcext:value-type="float">
            <text:p>260.881131462584</text:p>
          </table:table-cell>
          <table:table-cell office:value-type="float" office:value="1.5915488347831E+016" calcext:value-type="float">
            <text:p>1.5915488347831E+016</text:p>
          </table:table-cell>
          <table:table-cell table:style-name="ce2" office:value-type="float" office:value="362.133442038892" calcext:value-type="float">
            <text:p>362.13344203889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51.9331" calcext:value-type="float">
            <text:p>1351.9331</text:p>
          </table:table-cell>
          <table:table-cell office:value-type="float" office:value="709.55133" calcext:value-type="float">
            <text:p>709.55133</text:p>
          </table:table-cell>
          <table:table-cell office:value-type="float" office:value="280.9932" calcext:value-type="float">
            <text:p>280.9932</text:p>
          </table:table-cell>
          <table:table-cell office:value-type="float" office:value="1.477962E+017" calcext:value-type="float">
            <text:p>1.477962E+017</text:p>
          </table:table-cell>
          <table:table-cell table:style-name="ce1" office:value-type="float" office:value="354.40085" calcext:value-type="float">
            <text:p>354.40085</text:p>
          </table:table-cell>
          <table:table-cell office:value-type="float" office:value="280.592375595603" calcext:value-type="float">
            <text:p>280.592375595603</text:p>
          </table:table-cell>
          <table:table-cell office:value-type="float" office:value="1.15729842659389E+017" calcext:value-type="float">
            <text:p>1.15729842659389E+017</text:p>
          </table:table-cell>
          <table:table-cell table:style-name="ce2" office:value-type="float" office:value="361.714995698082" calcext:value-type="float">
            <text:p>361.714995698082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float" office:value="1075.4312" calcext:value-type="float">
            <text:p>1075.4312</text:p>
          </table:table-cell>
          <table:table-cell office:value-type="float" office:value="551.7271" calcext:value-type="float">
            <text:p>551.7271</text:p>
          </table:table-cell>
          <table:table-cell office:value-type="float" office:value="239.8771" calcext:value-type="float">
            <text:p>239.8771</text:p>
          </table:table-cell>
          <table:table-cell office:value-type="float" office:value="5.0372476E+016" calcext:value-type="float">
            <text:p>5.0372476E+016</text:p>
          </table:table-cell>
          <table:table-cell office:value-type="float" office:value="312.2822" calcext:value-type="float">
            <text:p>312.2822</text:p>
          </table:table-cell>
          <table:table-cell office:value-type="float" office:value="231.765161429702" calcext:value-type="float">
            <text:p>231.765161429702</text:p>
          </table:table-cell>
          <table:table-cell office:value-type="float" office:value="4.29867203325891E+016" calcext:value-type="float">
            <text:p>4.29867203325891E+016</text:p>
          </table:table-cell>
          <table:table-cell office:value-type="float" office:value="306.769056813603" calcext:value-type="float">
            <text:p>306.769056813603</text:p>
          </table:table-cell>
        </table:table-row>
        <table:table-row table:style-name="ro1">
          <table:table-cell office:value-type="string" calcext:value-type="string">
            <text:p>Std Dev</text:p>
          </table:table-cell>
          <table:table-cell office:value-type="float" office:value="582.4395" calcext:value-type="float">
            <text:p>582.4395</text:p>
          </table:table-cell>
          <table:table-cell office:value-type="float" office:value="274.59845" calcext:value-type="float">
            <text:p>274.59845</text:p>
          </table:table-cell>
          <table:table-cell office:value-type="float" office:value="73.5804" calcext:value-type="float">
            <text:p>73.5804</text:p>
          </table:table-cell>
          <table:table-cell office:value-type="float" office:value="5.278914E+016" calcext:value-type="float">
            <text:p>5.278914E+016</text:p>
          </table:table-cell>
          <table:table-cell table:style-name="ce1" office:value-type="float" office:value="91.15533" calcext:value-type="float">
            <text:p>91.15533</text:p>
          </table:table-cell>
          <table:table-cell office:value-type="float" office:value="73.2167125962112" calcext:value-type="float">
            <text:p>73.2167125962112</text:p>
          </table:table-cell>
          <table:table-cell office:value-type="float" office:value="4.88836986168501E+016" calcext:value-type="float">
            <text:p>4.88836986168501E+016</text:p>
          </table:table-cell>
          <table:table-cell table:style-name="ce2" office:value-type="float" office:value="92.3124642198113" calcext:value-type="float">
            <text:p>92.3124642198113</text:p>
          </table:table-cell>
        </table:table-row>
      </table:table>
      <table:table table:name="bravo_d03_nodist_2903_TRANS_e15d10" table:style-name="ta1">
        <table:table-column table:style-name="co1" table:number-columns-repeated="6" table:default-cell-style-name="Default"/>
        <table:table-column table:style-name="co1" table:number-columns-repeated="3" table:default-cell-style-name="ce2"/>
        <table:table-row table:style-name="ro1">
          <table:table-cell table:number-columns-repeated="3"/>
          <table:table-cell office:value-type="string" calcext:value-type="string">
            <text:p>STGCN</text:p>
          </table:table-cell>
          <table:table-cell table:number-columns-repeated="2"/>
          <table:table-cell table:style-name="Default" office:value-type="string" calcext:value-type="string">
            <text:p>SVR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Node #</text:p>
          </table:table-cell>
          <table:table-cell office:value-type="string" calcext:value-type="string">
            <text:p>Average Flow</text:p>
          </table:table-cell>
          <table:table-cell office:value-type="string" calcext:value-type="string">
            <text:p>Std Dev Flow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MAPE</text:p>
          </table:table-cell>
          <table:table-cell office:value-type="string" calcext:value-type="string">
            <text:p>RMSE</text:p>
          </table:table-cell>
          <table:table-cell table:style-name="Default" office:value-type="string" calcext:value-type="string">
            <text:p>MAE</text:p>
          </table:table-cell>
          <table:table-cell table:style-name="Default" office:value-type="string" calcext:value-type="string">
            <text:p>MAPE</text:p>
          </table:table-cell>
          <table:table-cell table:style-name="Default" office:value-type="string" calcext:value-type="string">
            <text:p>RMS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6.2245" calcext:value-type="float">
            <text:p>586.2245</text:p>
          </table:table-cell>
          <table:table-cell office:value-type="float" office:value="302.10443" calcext:value-type="float">
            <text:p>302.10443</text:p>
          </table:table-cell>
          <table:table-cell office:value-type="float" office:value="181.16087" calcext:value-type="float">
            <text:p>181.16087</text:p>
          </table:table-cell>
          <table:table-cell office:value-type="float" office:value="1.0751571E+016" calcext:value-type="float">
            <text:p>1.0751571E+016</text:p>
          </table:table-cell>
          <table:table-cell office:value-type="float" office:value="229.26685" calcext:value-type="float">
            <text:p>229.26685</text:p>
          </table:table-cell>
          <table:table-cell office:value-type="float" office:value="165.44981170813" calcext:value-type="float">
            <text:p>165.44981170813</text:p>
          </table:table-cell>
          <table:table-cell office:value-type="float" office:value="7797930250824367" calcext:value-type="float">
            <text:p>7797930250824367</text:p>
          </table:table-cell>
          <table:table-cell office:value-type="float" office:value="222.425954493891" calcext:value-type="float">
            <text:p>222.42595449389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3.9609" calcext:value-type="float">
            <text:p>443.9609</text:p>
          </table:table-cell>
          <table:table-cell office:value-type="float" office:value="325.32227" calcext:value-type="float">
            <text:p>325.32227</text:p>
          </table:table-cell>
          <table:table-cell office:value-type="float" office:value="270.618" calcext:value-type="float">
            <text:p>270.618</text:p>
          </table:table-cell>
          <table:table-cell office:value-type="float" office:value="1.5680536E+017" calcext:value-type="float">
            <text:p>1.5680536E+017</text:p>
          </table:table-cell>
          <table:table-cell office:value-type="float" office:value="338.90317" calcext:value-type="float">
            <text:p>338.90317</text:p>
          </table:table-cell>
          <table:table-cell office:value-type="float" office:value="217.911605223696" calcext:value-type="float">
            <text:p>217.911605223696</text:p>
          </table:table-cell>
          <table:table-cell office:value-type="float" office:value="1.56804231518117E+017" calcext:value-type="float">
            <text:p>1.56804231518117E+017</text:p>
          </table:table-cell>
          <table:table-cell office:value-type="float" office:value="282.495817085372" calcext:value-type="float">
            <text:p>282.4958170853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84.5025" calcext:value-type="float">
            <text:p>784.5025</text:p>
          </table:table-cell>
          <table:table-cell office:value-type="float" office:value="354.2095" calcext:value-type="float">
            <text:p>354.2095</text:p>
          </table:table-cell>
          <table:table-cell office:value-type="float" office:value="227.33191" calcext:value-type="float">
            <text:p>227.33191</text:p>
          </table:table-cell>
          <table:table-cell office:value-type="float" office:value="5.6071928E+016" calcext:value-type="float">
            <text:p>5.6071928E+016</text:p>
          </table:table-cell>
          <table:table-cell office:value-type="float" office:value="288.59674" calcext:value-type="float">
            <text:p>288.59674</text:p>
          </table:table-cell>
          <table:table-cell office:value-type="float" office:value="217.230044220815" calcext:value-type="float">
            <text:p>217.230044220815</text:p>
          </table:table-cell>
          <table:table-cell office:value-type="float" office:value="5.03264956758479E+016" calcext:value-type="float">
            <text:p>5.03264956758479E+016</text:p>
          </table:table-cell>
          <table:table-cell office:value-type="float" office:value="277.472360213806" calcext:value-type="float">
            <text:p>277.4723602138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29.13776" calcext:value-type="float">
            <text:p>729.13776</text:p>
          </table:table-cell>
          <table:table-cell office:value-type="float" office:value="384.85095" calcext:value-type="float">
            <text:p>384.85095</text:p>
          </table:table-cell>
          <table:table-cell office:value-type="float" office:value="170.76614" calcext:value-type="float">
            <text:p>170.76614</text:p>
          </table:table-cell>
          <table:table-cell office:value-type="float" office:value="844225600000000" calcext:value-type="float">
            <text:p>844225600000000</text:p>
          </table:table-cell>
          <table:table-cell office:value-type="float" office:value="249.43211" calcext:value-type="float">
            <text:p>249.43211</text:p>
          </table:table-cell>
          <table:table-cell office:value-type="float" office:value="174.323482826735" calcext:value-type="float">
            <text:p>174.323482826735</text:p>
          </table:table-cell>
          <table:table-cell office:value-type="float" office:value="801601476917085" calcext:value-type="float">
            <text:p>801601476917085</text:p>
          </table:table-cell>
          <table:table-cell office:value-type="float" office:value="253.355826022413" calcext:value-type="float">
            <text:p>253.3558260224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74.19473" calcext:value-type="float">
            <text:p>274.19473</text:p>
          </table:table-cell>
          <table:table-cell office:value-type="float" office:value="166.39223" calcext:value-type="float">
            <text:p>166.39223</text:p>
          </table:table-cell>
          <table:table-cell office:value-type="float" office:value="89.39842" calcext:value-type="float">
            <text:p>89.39842</text:p>
          </table:table-cell>
          <table:table-cell office:value-type="float" office:value="3.1273568E+016" calcext:value-type="float">
            <text:p>3.1273568E+016</text:p>
          </table:table-cell>
          <table:table-cell office:value-type="float" office:value="115.57744" calcext:value-type="float">
            <text:p>115.57744</text:p>
          </table:table-cell>
          <table:table-cell office:value-type="float" office:value="80.8495973490147" calcext:value-type="float">
            <text:p>80.8495973490147</text:p>
          </table:table-cell>
          <table:table-cell office:value-type="float" office:value="2.04026808436934E+016" calcext:value-type="float">
            <text:p>2.04026808436934E+016</text:p>
          </table:table-cell>
          <table:table-cell office:value-type="float" office:value="110.203118969385" calcext:value-type="float">
            <text:p>110.20311896938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41.9609" calcext:value-type="float">
            <text:p>1341.9609</text:p>
          </table:table-cell>
          <table:table-cell office:value-type="float" office:value="800.09467" calcext:value-type="float">
            <text:p>800.09467</text:p>
          </table:table-cell>
          <table:table-cell office:value-type="float" office:value="289.9238" calcext:value-type="float">
            <text:p>289.9238</text:p>
          </table:table-cell>
          <table:table-cell office:value-type="float" office:value="1.1837834E+017" calcext:value-type="float">
            <text:p>1.1837834E+017</text:p>
          </table:table-cell>
          <table:table-cell office:value-type="float" office:value="372.53348" calcext:value-type="float">
            <text:p>372.53348</text:p>
          </table:table-cell>
          <table:table-cell office:value-type="float" office:value="301.387937276462" calcext:value-type="float">
            <text:p>301.387937276462</text:p>
          </table:table-cell>
          <table:table-cell office:value-type="float" office:value="6.24643047334593E+016" calcext:value-type="float">
            <text:p>6.24643047334593E+016</text:p>
          </table:table-cell>
          <table:table-cell office:value-type="float" office:value="396.847168594427" calcext:value-type="float">
            <text:p>396.84716859442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369.319" calcext:value-type="float">
            <text:p>2369.319</text:p>
          </table:table-cell>
          <table:table-cell office:value-type="float" office:value="1143.4784" calcext:value-type="float">
            <text:p>1143.4784</text:p>
          </table:table-cell>
          <table:table-cell office:value-type="float" office:value="371.42398" calcext:value-type="float">
            <text:p>371.42398</text:p>
          </table:table-cell>
          <table:table-cell office:value-type="float" office:value="1477764300000000" calcext:value-type="float">
            <text:p>1477764300000000</text:p>
          </table:table-cell>
          <table:table-cell office:value-type="float" office:value="467.98987" calcext:value-type="float">
            <text:p>467.98987</text:p>
          </table:table-cell>
          <table:table-cell office:value-type="float" office:value="339.283194068201" calcext:value-type="float">
            <text:p>339.283194068201</text:p>
          </table:table-cell>
          <table:table-cell office:value-type="float" office:value="1171665218764590" calcext:value-type="float">
            <text:p>1171665218764590</text:p>
          </table:table-cell>
          <table:table-cell office:value-type="float" office:value="435.891748253445" calcext:value-type="float">
            <text:p>435.89174825344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79.7225" calcext:value-type="float">
            <text:p>1079.7225</text:p>
          </table:table-cell>
          <table:table-cell office:value-type="float" office:value="502.33392" calcext:value-type="float">
            <text:p>502.33392</text:p>
          </table:table-cell>
          <table:table-cell office:value-type="float" office:value="208.94292" calcext:value-type="float">
            <text:p>208.94292</text:p>
          </table:table-cell>
          <table:table-cell office:value-type="float" office:value="4516611000000000" calcext:value-type="float">
            <text:p>4516611000000000</text:p>
          </table:table-cell>
          <table:table-cell office:value-type="float" office:value="265.71097" calcext:value-type="float">
            <text:p>265.71097</text:p>
          </table:table-cell>
          <table:table-cell office:value-type="float" office:value="195.332846861942" calcext:value-type="float">
            <text:p>195.332846861942</text:p>
          </table:table-cell>
          <table:table-cell office:value-type="float" office:value="3317437373142524" calcext:value-type="float">
            <text:p>3317437373142524</text:p>
          </table:table-cell>
          <table:table-cell office:value-type="float" office:value="261.427950370791" calcext:value-type="float">
            <text:p>261.42795037079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23.888" calcext:value-type="float">
            <text:p>1723.888</text:p>
          </table:table-cell>
          <table:table-cell office:value-type="float" office:value="797.3515" calcext:value-type="float">
            <text:p>797.3515</text:p>
          </table:table-cell>
          <table:table-cell office:value-type="float" office:value="312.21365" calcext:value-type="float">
            <text:p>312.21365</text:p>
          </table:table-cell>
          <table:table-cell office:value-type="float" office:value="4.581881E+016" calcext:value-type="float">
            <text:p>4.581881E+016</text:p>
          </table:table-cell>
          <table:table-cell office:value-type="float" office:value="400.07562" calcext:value-type="float">
            <text:p>400.07562</text:p>
          </table:table-cell>
          <table:table-cell office:value-type="float" office:value="316.17474913354" calcext:value-type="float">
            <text:p>316.17474913354</text:p>
          </table:table-cell>
          <table:table-cell office:value-type="float" office:value="3.81222455604946E+016" calcext:value-type="float">
            <text:p>3.81222455604946E+016</text:p>
          </table:table-cell>
          <table:table-cell office:value-type="float" office:value="410.49124320913" calcext:value-type="float">
            <text:p>410.4912432091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44.897" calcext:value-type="float">
            <text:p>1144.897</text:p>
          </table:table-cell>
          <table:table-cell office:value-type="float" office:value="583.30963" calcext:value-type="float">
            <text:p>583.30963</text:p>
          </table:table-cell>
          <table:table-cell office:value-type="float" office:value="260.63092" calcext:value-type="float">
            <text:p>260.63092</text:p>
          </table:table-cell>
          <table:table-cell office:value-type="float" office:value="1.7843758E+016" calcext:value-type="float">
            <text:p>1.7843758E+016</text:p>
          </table:table-cell>
          <table:table-cell office:value-type="float" office:value="356.03107" calcext:value-type="float">
            <text:p>356.03107</text:p>
          </table:table-cell>
          <table:table-cell office:value-type="float" office:value="260.881131462584" calcext:value-type="float">
            <text:p>260.881131462584</text:p>
          </table:table-cell>
          <table:table-cell office:value-type="float" office:value="1.5915488347831E+016" calcext:value-type="float">
            <text:p>1.5915488347831E+016</text:p>
          </table:table-cell>
          <table:table-cell office:value-type="float" office:value="362.133442038892" calcext:value-type="float">
            <text:p>362.13344203889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51.9331" calcext:value-type="float">
            <text:p>1351.9331</text:p>
          </table:table-cell>
          <table:table-cell office:value-type="float" office:value="709.55133" calcext:value-type="float">
            <text:p>709.55133</text:p>
          </table:table-cell>
          <table:table-cell office:value-type="float" office:value="276.59164" calcext:value-type="float">
            <text:p>276.59164</text:p>
          </table:table-cell>
          <table:table-cell office:value-type="float" office:value="1.6120717E+017" calcext:value-type="float">
            <text:p>1.6120717E+017</text:p>
          </table:table-cell>
          <table:table-cell office:value-type="float" office:value="350.90356" calcext:value-type="float">
            <text:p>350.90356</text:p>
          </table:table-cell>
          <table:table-cell office:value-type="float" office:value="280.592375595603" calcext:value-type="float">
            <text:p>280.592375595603</text:p>
          </table:table-cell>
          <table:table-cell office:value-type="float" office:value="1.15729842659389E+017" calcext:value-type="float">
            <text:p>1.15729842659389E+017</text:p>
          </table:table-cell>
          <table:table-cell office:value-type="float" office:value="361.714995698082" calcext:value-type="float">
            <text:p>361.714995698082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float" office:value="1075.4312" calcext:value-type="float">
            <text:p>1075.4312</text:p>
          </table:table-cell>
          <table:table-cell office:value-type="float" office:value="551.7271" calcext:value-type="float">
            <text:p>551.7271</text:p>
          </table:table-cell>
          <table:table-cell office:value-type="float" office:value="241.72748" calcext:value-type="float">
            <text:p>241.72748</text:p>
          </table:table-cell>
          <table:table-cell office:value-type="float" office:value="5.499901E+016" calcext:value-type="float">
            <text:p>5.499901E+016</text:p>
          </table:table-cell>
          <table:table-cell office:value-type="float" office:value="312.27463" calcext:value-type="float">
            <text:p>312.27463</text:p>
          </table:table-cell>
          <table:table-cell office:value-type="float" office:value="231.765161429702" calcext:value-type="float">
            <text:p>231.765161429702</text:p>
          </table:table-cell>
          <table:table-cell office:value-type="float" office:value="4.29867203325891E+016" calcext:value-type="float">
            <text:p>4.29867203325891E+016</text:p>
          </table:table-cell>
          <table:table-cell office:value-type="float" office:value="306.769056813603" calcext:value-type="float">
            <text:p>306.769056813603</text:p>
          </table:table-cell>
        </table:table-row>
        <table:table-row table:style-name="ro1">
          <table:table-cell office:value-type="string" calcext:value-type="string">
            <text:p>Std Dev</text:p>
          </table:table-cell>
          <table:table-cell office:value-type="float" office:value="582.4395" calcext:value-type="float">
            <text:p>582.4395</text:p>
          </table:table-cell>
          <table:table-cell office:value-type="float" office:value="274.59845" calcext:value-type="float">
            <text:p>274.59845</text:p>
          </table:table-cell>
          <table:table-cell office:value-type="float" office:value="73.67614" calcext:value-type="float">
            <text:p>73.67614</text:p>
          </table:table-cell>
          <table:table-cell office:value-type="float" office:value="5.877078E+016" calcext:value-type="float">
            <text:p>5.877078E+016</text:p>
          </table:table-cell>
          <table:table-cell office:value-type="float" office:value="91.433716" calcext:value-type="float">
            <text:p>91.433716</text:p>
          </table:table-cell>
          <table:table-cell office:value-type="float" office:value="73.2167125962112" calcext:value-type="float">
            <text:p>73.2167125962112</text:p>
          </table:table-cell>
          <table:table-cell office:value-type="float" office:value="4.88836986168501E+016" calcext:value-type="float">
            <text:p>4.88836986168501E+016</text:p>
          </table:table-cell>
          <table:table-cell office:value-type="float" office:value="92.3124642198113" calcext:value-type="float">
            <text:p>92.3124642198113</text:p>
          </table:table-cell>
        </table:table-row>
      </table:table>
      <table:table table:name="combined" table:style-name="ta1">
        <table:table-column table:style-name="co1" table:number-columns-repeated="6" table:default-cell-style-name="Default"/>
        <table:table-column table:style-name="co1" table:default-cell-style-name="ce9"/>
        <table:table-column table:style-name="co1" table:default-cell-style-name="Default"/>
        <table:table-column table:style-name="co1" table:default-cell-style-name="ce10"/>
        <table:table-column table:style-name="co1" table:default-cell-style-name="ce9"/>
        <table:table-column table:style-name="co1" table:default-cell-style-name="Default"/>
        <table:table-column table:style-name="co1" table:default-cell-style-name="ce10"/>
        <table:table-column table:style-name="co1" table:number-columns-repeated="9" table:default-cell-style-name="Default"/>
        <table:table-row table:style-name="ro1" table:number-rows-repeated="2">
          <table:table-cell table:number-columns-repeated="6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VR</text:p>
          </table:table-cell>
          <table:table-cell table:number-columns-repeated="2"/>
          <table:table-cell office:value-type="string" calcext:value-type="string">
            <text:p>bravo_d03_nodist_2503_e06d10</text:p>
          </table:table-cell>
          <table:table-cell table:number-columns-repeated="2"/>
          <table:table-cell office:value-type="string" calcext:value-type="string">
            <text:p>bravo_d03_nodist_2503_e15d10</text:p>
          </table:table-cell>
          <table:table-cell table:number-columns-repeated="2"/>
          <table:table-cell office:value-type="string" calcext:value-type="string">
            <text:p>bravo_d03_nodist_2503_e32d10</text:p>
          </table:table-cell>
          <table:table-cell table:number-columns-repeated="2"/>
          <table:table-cell table:style-name="ce9" office:value-type="string" calcext:value-type="string">
            <text:p>bravo_d03_nodist_2903_diag</text:p>
          </table:table-cell>
          <table:table-cell/>
          <table:table-cell table:style-name="ce10"/>
          <table:table-cell office:value-type="string" calcext:value-type="string">
            <text:p>bravo_d03_nodist_2903_TRANS_e15d1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low</text:p>
          </table:table-cell>
          <table:table-cell office:value-type="string" calcext:value-type="string">
            <text:p>Std Dev Flow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MAPE</text:p>
          </table:table-cell>
          <table:table-cell office:value-type="string" calcext:value-type="string">
            <text:p>RMSE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MAPE</text:p>
          </table:table-cell>
          <table:table-cell office:value-type="string" calcext:value-type="string">
            <text:p>RMSE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MAPE</text:p>
          </table:table-cell>
          <table:table-cell office:value-type="string" calcext:value-type="string">
            <text:p>RMSE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MAPE</text:p>
          </table:table-cell>
          <table:table-cell office:value-type="string" calcext:value-type="string">
            <text:p>RMSE</text:p>
          </table:table-cell>
          <table:table-cell table:style-name="ce9" office:value-type="string" calcext:value-type="string">
            <text:p>MAE</text:p>
          </table:table-cell>
          <table:table-cell office:value-type="string" calcext:value-type="string">
            <text:p>MAPE</text:p>
          </table:table-cell>
          <table:table-cell table:style-name="ce10" office:value-type="string" calcext:value-type="string">
            <text:p>RMSE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MAPE</text:p>
          </table:table-cell>
          <table:table-cell office:value-type="string" calcext:value-type="string">
            <text:p>RMSE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float" office:value="1075.4312" calcext:value-type="float">
            <text:p>1075.4312</text:p>
          </table:table-cell>
          <table:table-cell office:value-type="float" office:value="551.7271" calcext:value-type="float">
            <text:p>551.7271</text:p>
          </table:table-cell>
          <table:table-cell table:style-name="ce1" office:value-type="float" office:value="231.765161429702" calcext:value-type="float">
            <text:p>231.765161429702</text:p>
          </table:table-cell>
          <table:table-cell table:style-name="ce1" office:value-type="float" office:value="4.29867203325891E+016" calcext:value-type="float">
            <text:p>4.29867203325891E+016</text:p>
          </table:table-cell>
          <table:table-cell table:style-name="ce1" office:value-type="float" office:value="306.769056813603" calcext:value-type="float">
            <text:p>306.769056813603</text:p>
          </table:table-cell>
          <table:table-cell office:value-type="float" office:value="244.14581" calcext:value-type="float">
            <text:p>244.14581</text:p>
          </table:table-cell>
          <table:table-cell office:value-type="float" office:value="6.891326E+016" calcext:value-type="float">
            <text:p>6.891326E+016</text:p>
          </table:table-cell>
          <table:table-cell office:value-type="float" office:value="313.19907" calcext:value-type="float">
            <text:p>313.19907</text:p>
          </table:table-cell>
          <table:table-cell office:value-type="float" office:value="235.21068" calcext:value-type="float">
            <text:p>235.21068</text:p>
          </table:table-cell>
          <table:table-cell office:value-type="float" office:value="5.2161673E+016" calcext:value-type="float">
            <text:p>5.2161673E+016</text:p>
          </table:table-cell>
          <table:table-cell office:value-type="float" office:value="306.8997" calcext:value-type="float">
            <text:p>306.8997</text:p>
          </table:table-cell>
          <table:table-cell office:value-type="float" office:value="241.654" calcext:value-type="float">
            <text:p>241.654</text:p>
          </table:table-cell>
          <table:table-cell office:value-type="float" office:value="5.3133994E+016" calcext:value-type="float">
            <text:p>5.3133994E+016</text:p>
          </table:table-cell>
          <table:table-cell office:value-type="float" office:value="313.51233" calcext:value-type="float">
            <text:p>313.51233</text:p>
          </table:table-cell>
          <table:table-cell table:style-name="ce12" office:value-type="float" office:value="239.8771" calcext:value-type="float">
            <text:p>239.8771</text:p>
          </table:table-cell>
          <table:table-cell table:style-name="ce2" office:value-type="float" office:value="5.0372476E+016" calcext:value-type="float">
            <text:p>5.0372476E+016</text:p>
          </table:table-cell>
          <table:table-cell table:style-name="ce13" office:value-type="float" office:value="312.2822" calcext:value-type="float">
            <text:p>312.2822</text:p>
          </table:table-cell>
          <table:table-cell office:value-type="float" office:value="241.72748" calcext:value-type="float">
            <text:p>241.72748</text:p>
          </table:table-cell>
          <table:table-cell office:value-type="float" office:value="5.499901E+016" calcext:value-type="float">
            <text:p>5.499901E+016</text:p>
          </table:table-cell>
          <table:table-cell office:value-type="float" office:value="312.27463" calcext:value-type="float">
            <text:p>312.27463</text:p>
          </table:table-cell>
        </table:table-row>
        <table:table-row table:style-name="ro1">
          <table:table-cell office:value-type="string" calcext:value-type="string">
            <text:p>Std Dev</text:p>
          </table:table-cell>
          <table:table-cell office:value-type="float" office:value="582.4395" calcext:value-type="float">
            <text:p>582.4395</text:p>
          </table:table-cell>
          <table:table-cell office:value-type="float" office:value="274.59845" calcext:value-type="float">
            <text:p>274.59845</text:p>
          </table:table-cell>
          <table:table-cell table:style-name="ce1" office:value-type="float" office:value="73.2167125962112" calcext:value-type="float">
            <text:p>73.2167125962112</text:p>
          </table:table-cell>
          <table:table-cell table:style-name="ce1" office:value-type="float" office:value="4.88836986168501E+016" calcext:value-type="float">
            <text:p>4.88836986168501E+016</text:p>
          </table:table-cell>
          <table:table-cell table:style-name="ce1" office:value-type="float" office:value="92.3124642198113" calcext:value-type="float">
            <text:p>92.3124642198113</text:p>
          </table:table-cell>
          <table:table-cell office:value-type="float" office:value="77.65276" calcext:value-type="float">
            <text:p>77.65276</text:p>
          </table:table-cell>
          <table:table-cell office:value-type="float" office:value="7.762555E+016" calcext:value-type="float">
            <text:p>7.762555E+016</text:p>
          </table:table-cell>
          <table:table-cell office:value-type="float" office:value="96.62565" calcext:value-type="float">
            <text:p>96.62565</text:p>
          </table:table-cell>
          <table:table-cell office:value-type="float" office:value="73.87135" calcext:value-type="float">
            <text:p>73.87135</text:p>
          </table:table-cell>
          <table:table-cell office:value-type="float" office:value="5.6995874E+016" calcext:value-type="float">
            <text:p>5.6995874E+016</text:p>
          </table:table-cell>
          <table:table-cell table:style-name="ce11" office:value-type="float" office:value="90.426" calcext:value-type="float">
            <text:p>90.426</text:p>
          </table:table-cell>
          <table:table-cell office:value-type="float" office:value="74.98577" calcext:value-type="float">
            <text:p>74.98577</text:p>
          </table:table-cell>
          <table:table-cell office:value-type="float" office:value="5.6972677E+016" calcext:value-type="float">
            <text:p>5.6972677E+016</text:p>
          </table:table-cell>
          <table:table-cell table:style-name="ce1" office:value-type="float" office:value="91.92161" calcext:value-type="float">
            <text:p>91.92161</text:p>
          </table:table-cell>
          <table:table-cell table:style-name="ce12" office:value-type="float" office:value="73.5804" calcext:value-type="float">
            <text:p>73.5804</text:p>
          </table:table-cell>
          <table:table-cell table:style-name="ce2" office:value-type="float" office:value="5.278914E+016" calcext:value-type="float">
            <text:p>5.278914E+016</text:p>
          </table:table-cell>
          <table:table-cell table:style-name="ce11" office:value-type="float" office:value="91.15533" calcext:value-type="float">
            <text:p>91.15533</text:p>
          </table:table-cell>
          <table:table-cell office:value-type="float" office:value="73.67614" calcext:value-type="float">
            <text:p>73.67614</text:p>
          </table:table-cell>
          <table:table-cell office:value-type="float" office:value="5.877078E+016" calcext:value-type="float">
            <text:p>5.877078E+016</text:p>
          </table:table-cell>
          <table:table-cell office:value-type="float" office:value="91.433716" calcext:value-type="float">
            <text:p>91.433716</text:p>
          </table:table-cell>
        </table:table-row>
      </table:table>
      <table:table table:name="bravo_d03_nodist_2503_e15d10_PRUNING" table:style-name="ta1">
        <table:shapes>
          <draw:frame draw:z-index="0" draw:style-name="gr1" draw:text-style-name="P1" svg:width="21.627cm" svg:height="12.413cm" svg:x="0.978cm" svg:y="18.432cm">
            <draw:object draw:notify-on-update-of-ranges="bravo_d03_nodist_2503_e15d10_PRUNING.A27:bravo_d03_nodist_2503_e15d10_PRUNING.A27 bravo_d03_nodist_2503_e15d10_PRUNING.A28:bravo_d03_nodist_2503_e15d10_PRUNING.A36 bravo_d03_nodist_2503_e15d10_PRUNING.D27:bravo_d03_nodist_2503_e15d10_PRUNING.D27 bravo_d03_nodist_2503_e15d10_PRUNING.D28:bravo_d03_nodist_2503_e15d10_PRUNING.D36 bravo_d03_nodist_2503_e15d10_PRUNING.A27:bravo_d03_nodist_2503_e15d10_PRUNING.A27 bravo_d03_nodist_2503_e15d10_PRUNING.A28:bravo_d03_nodist_2503_e15d10_PRUNING.A36 bravo_d03_nodist_2503_e15d10_PRUNING.G27:bravo_d03_nodist_2503_e15d10_PRUNING.G27 bravo_d03_nodist_2503_e15d10_PRUNING.G28:bravo_d03_nodist_2503_e15d10_PRUNING.G3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" table:default-cell-style-name="Default"/>
        <table:table-column table:style-name="co1" table:number-columns-repeated="6" table:default-cell-style-name="Default"/>
        <table:table-column table:style-name="co1" table:default-cell-style-name="ce3"/>
        <table:table-column table:style-name="co1" table:default-cell-style-name="Default"/>
        <table:table-row table:style-name="ro1">
          <table:table-cell table:number-columns-repeated="3"/>
          <table:table-cell office:value-type="string" calcext:value-type="string">
            <text:p>STGCN</text:p>
          </table:table-cell>
          <table:table-cell table:number-columns-repeated="2"/>
          <table:table-cell office:value-type="string" calcext:value-type="string">
            <text:p>SVR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Node #</text:p>
          </table:table-cell>
          <table:table-cell office:value-type="string" calcext:value-type="string">
            <text:p>Average Flow</text:p>
          </table:table-cell>
          <table:table-cell office:value-type="string" calcext:value-type="string">
            <text:p>Std Dev Flow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MAPE</text:p>
          </table:table-cell>
          <table:table-cell office:value-type="string" calcext:value-type="string">
            <text:p>RMSE</text:p>
          </table:table-cell>
          <table:table-cell office:value-type="string" calcext:value-type="string">
            <text:p>MAE</text:p>
          </table:table-cell>
          <table:table-cell table:style-name="Default" office:value-type="string" calcext:value-type="string">
            <text:p>MAPE</text:p>
          </table:table-cell>
          <table:table-cell office:value-type="string" calcext:value-type="string">
            <text:p>RMS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6.2245" calcext:value-type="float">
            <text:p>586.2245</text:p>
          </table:table-cell>
          <table:table-cell office:value-type="float" office:value="302.10443" calcext:value-type="float">
            <text:p>302.10443</text:p>
          </table:table-cell>
          <table:table-cell table:style-name="ce1" office:value-type="float" office:value="162.27786" calcext:value-type="float">
            <text:p>162.27786</text:p>
          </table:table-cell>
          <table:table-cell office:value-type="float" office:value="8555980000000000" calcext:value-type="float">
            <text:p>8555980000000000</text:p>
          </table:table-cell>
          <table:table-cell table:style-name="ce1" office:value-type="float" office:value="213.45859" calcext:value-type="float">
            <text:p>213.45859</text:p>
          </table:table-cell>
          <table:table-cell table:style-name="ce2" office:value-type="float" office:value="165.44981170813" calcext:value-type="float">
            <text:p>165.44981170813</text:p>
          </table:table-cell>
          <table:table-cell table:style-name="ce1" office:value-type="float" office:value="7797930250824367" calcext:value-type="float">
            <text:p>7797930250824367</text:p>
          </table:table-cell>
          <table:table-cell table:style-name="ce2" office:value-type="float" office:value="222.425954493891" calcext:value-type="float">
            <text:p>222.42595449389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3.9609" calcext:value-type="float">
            <text:p>443.9609</text:p>
          </table:table-cell>
          <table:table-cell office:value-type="float" office:value="325.32227" calcext:value-type="float">
            <text:p>325.32227</text:p>
          </table:table-cell>
          <table:table-cell office:value-type="float" office:value="219.77124" calcext:value-type="float">
            <text:p>219.77124</text:p>
          </table:table-cell>
          <table:table-cell office:value-type="float" office:value="1.6323269E+017" calcext:value-type="float">
            <text:p>1.6323269E+017</text:p>
          </table:table-cell>
          <table:table-cell office:value-type="float" office:value="285.44897" calcext:value-type="float">
            <text:p>285.44897</text:p>
          </table:table-cell>
          <table:table-cell table:style-name="ce1" office:value-type="float" office:value="217.911605223696" calcext:value-type="float">
            <text:p>217.911605223696</text:p>
          </table:table-cell>
          <table:table-cell table:style-name="ce1" office:value-type="float" office:value="1.56804231518117E+017" calcext:value-type="float">
            <text:p>1.56804231518117E+017</text:p>
          </table:table-cell>
          <table:table-cell table:style-name="ce1" office:value-type="float" office:value="282.495817085372" calcext:value-type="float">
            <text:p>282.4958170853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84.5025" calcext:value-type="float">
            <text:p>784.5025</text:p>
          </table:table-cell>
          <table:table-cell office:value-type="float" office:value="354.2095" calcext:value-type="float">
            <text:p>354.2095</text:p>
          </table:table-cell>
          <table:table-cell table:style-name="ce1" office:value-type="float" office:value="213.38918" calcext:value-type="float">
            <text:p>213.38918</text:p>
          </table:table-cell>
          <table:table-cell table:style-name="ce1" office:value-type="float" office:value="4.9244347E+016" calcext:value-type="float">
            <text:p>4.9244347E+016</text:p>
          </table:table-cell>
          <table:table-cell table:style-name="ce1" office:value-type="float" office:value="272.51562" calcext:value-type="float">
            <text:p>272.51562</text:p>
          </table:table-cell>
          <table:table-cell table:style-name="ce2" office:value-type="float" office:value="217.230044220815" calcext:value-type="float">
            <text:p>217.230044220815</text:p>
          </table:table-cell>
          <table:table-cell table:style-name="ce2" office:value-type="float" office:value="5.03264956758479E+016" calcext:value-type="float">
            <text:p>5.03264956758479E+016</text:p>
          </table:table-cell>
          <table:table-cell table:style-name="ce2" office:value-type="float" office:value="277.472360213806" calcext:value-type="float">
            <text:p>277.4723602138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29.13776" calcext:value-type="float">
            <text:p>729.13776</text:p>
          </table:table-cell>
          <table:table-cell office:value-type="float" office:value="384.85095" calcext:value-type="float">
            <text:p>384.85095</text:p>
          </table:table-cell>
          <table:table-cell table:style-name="ce1" office:value-type="float" office:value="168.2739" calcext:value-type="float">
            <text:p>168.2739</text:p>
          </table:table-cell>
          <table:table-cell office:value-type="float" office:value="935638700000000" calcext:value-type="float">
            <text:p>935638700000000</text:p>
          </table:table-cell>
          <table:table-cell table:style-name="ce1" office:value-type="float" office:value="247.03595" calcext:value-type="float">
            <text:p>247.03595</text:p>
          </table:table-cell>
          <table:table-cell table:style-name="ce2" office:value-type="float" office:value="174.323482826735" calcext:value-type="float">
            <text:p>174.323482826735</text:p>
          </table:table-cell>
          <table:table-cell table:style-name="ce1" office:value-type="float" office:value="801601476917085" calcext:value-type="float">
            <text:p>801601476917085</text:p>
          </table:table-cell>
          <table:table-cell table:style-name="ce2" office:value-type="float" office:value="253.355826022413" calcext:value-type="float">
            <text:p>253.3558260224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74.19473" calcext:value-type="float">
            <text:p>274.19473</text:p>
          </table:table-cell>
          <table:table-cell office:value-type="float" office:value="166.39223" calcext:value-type="float">
            <text:p>166.39223</text:p>
          </table:table-cell>
          <table:table-cell table:style-name="ce1" office:value-type="float" office:value="80.17219" calcext:value-type="float">
            <text:p>80.17219</text:p>
          </table:table-cell>
          <table:table-cell office:value-type="float" office:value="2.6683053E+016" calcext:value-type="float">
            <text:p>2.6683053E+016</text:p>
          </table:table-cell>
          <table:table-cell table:style-name="ce1" office:value-type="float" office:value="107.25641" calcext:value-type="float">
            <text:p>107.25641</text:p>
          </table:table-cell>
          <table:table-cell table:style-name="ce2" office:value-type="float" office:value="80.8495973490147" calcext:value-type="float">
            <text:p>80.8495973490147</text:p>
          </table:table-cell>
          <table:table-cell table:style-name="ce1" office:value-type="float" office:value="2.04026808436934E+016" calcext:value-type="float">
            <text:p>2.04026808436934E+016</text:p>
          </table:table-cell>
          <table:table-cell table:style-name="ce2" office:value-type="float" office:value="110.203118969385" calcext:value-type="float">
            <text:p>110.20311896938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41.9609" calcext:value-type="float">
            <text:p>1341.9609</text:p>
          </table:table-cell>
          <table:table-cell office:value-type="float" office:value="800.09467" calcext:value-type="float">
            <text:p>800.09467</text:p>
          </table:table-cell>
          <table:table-cell table:style-name="ce1" office:value-type="float" office:value="296.86197" calcext:value-type="float">
            <text:p>296.86197</text:p>
          </table:table-cell>
          <table:table-cell office:value-type="float" office:value="1.518556E+017" calcext:value-type="float">
            <text:p>1.518556E+017</text:p>
          </table:table-cell>
          <table:table-cell table:style-name="ce1" office:value-type="float" office:value="377.91888" calcext:value-type="float">
            <text:p>377.91888</text:p>
          </table:table-cell>
          <table:table-cell table:style-name="ce2" office:value-type="float" office:value="301.387937276462" calcext:value-type="float">
            <text:p>301.387937276462</text:p>
          </table:table-cell>
          <table:table-cell table:style-name="ce1" office:value-type="float" office:value="6.24643047334593E+016" calcext:value-type="float">
            <text:p>6.24643047334593E+016</text:p>
          </table:table-cell>
          <table:table-cell table:style-name="ce2" office:value-type="float" office:value="396.847168594427" calcext:value-type="float">
            <text:p>396.84716859442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369.319" calcext:value-type="float">
            <text:p>2369.319</text:p>
          </table:table-cell>
          <table:table-cell office:value-type="float" office:value="1143.4784" calcext:value-type="float">
            <text:p>1143.4784</text:p>
          </table:table-cell>
          <table:table-cell office:value-type="float" office:value="348.83887" calcext:value-type="float">
            <text:p>348.83887</text:p>
          </table:table-cell>
          <table:table-cell office:value-type="float" office:value="1394107500000000" calcext:value-type="float">
            <text:p>1394107500000000</text:p>
          </table:table-cell>
          <table:table-cell office:value-type="float" office:value="441.40057" calcext:value-type="float">
            <text:p>441.40057</text:p>
          </table:table-cell>
          <table:table-cell table:style-name="ce1" office:value-type="float" office:value="339.283194068201" calcext:value-type="float">
            <text:p>339.283194068201</text:p>
          </table:table-cell>
          <table:table-cell table:style-name="ce1" office:value-type="float" office:value="1171665218764590" calcext:value-type="float">
            <text:p>1171665218764590</text:p>
          </table:table-cell>
          <table:table-cell table:style-name="ce1" office:value-type="float" office:value="435.891748253445" calcext:value-type="float">
            <text:p>435.89174825344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79.7225" calcext:value-type="float">
            <text:p>1079.7225</text:p>
          </table:table-cell>
          <table:table-cell office:value-type="float" office:value="502.33392" calcext:value-type="float">
            <text:p>502.33392</text:p>
          </table:table-cell>
          <table:table-cell table:style-name="ce1" office:value-type="float" office:value="192.65578" calcext:value-type="float">
            <text:p>192.65578</text:p>
          </table:table-cell>
          <table:table-cell office:value-type="float" office:value="4001754400000000" calcext:value-type="float">
            <text:p>4001754400000000</text:p>
          </table:table-cell>
          <table:table-cell table:style-name="ce1" office:value-type="float" office:value="252.98257" calcext:value-type="float">
            <text:p>252.98257</text:p>
          </table:table-cell>
          <table:table-cell table:style-name="ce2" office:value-type="float" office:value="195.332846861942" calcext:value-type="float">
            <text:p>195.332846861942</text:p>
          </table:table-cell>
          <table:table-cell table:style-name="ce1" office:value-type="float" office:value="3317437373142524" calcext:value-type="float">
            <text:p>3317437373142524</text:p>
          </table:table-cell>
          <table:table-cell table:style-name="ce2" office:value-type="float" office:value="261.427950370791" calcext:value-type="float">
            <text:p>261.42795037079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23.888" calcext:value-type="float">
            <text:p>1723.888</text:p>
          </table:table-cell>
          <table:table-cell office:value-type="float" office:value="797.3515" calcext:value-type="float">
            <text:p>797.3515</text:p>
          </table:table-cell>
          <table:table-cell table:style-name="ce1" office:value-type="float" office:value="305.38364" calcext:value-type="float">
            <text:p>305.38364</text:p>
          </table:table-cell>
          <table:table-cell office:value-type="float" office:value="4.452285E+016" calcext:value-type="float">
            <text:p>4.452285E+016</text:p>
          </table:table-cell>
          <table:table-cell table:style-name="ce1" office:value-type="float" office:value="391.8814" calcext:value-type="float">
            <text:p>391.8814</text:p>
          </table:table-cell>
          <table:table-cell table:style-name="ce2" office:value-type="float" office:value="316.17474913354" calcext:value-type="float">
            <text:p>316.17474913354</text:p>
          </table:table-cell>
          <table:table-cell table:style-name="ce1" office:value-type="float" office:value="3.81222455604946E+016" calcext:value-type="float">
            <text:p>3.81222455604946E+016</text:p>
          </table:table-cell>
          <table:table-cell table:style-name="ce2" office:value-type="float" office:value="410.49124320913" calcext:value-type="float">
            <text:p>410.4912432091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44.897" calcext:value-type="float">
            <text:p>1144.897</text:p>
          </table:table-cell>
          <table:table-cell office:value-type="float" office:value="583.30963" calcext:value-type="float">
            <text:p>583.30963</text:p>
          </table:table-cell>
          <table:table-cell table:style-name="ce1" office:value-type="float" office:value="254.50487" calcext:value-type="float">
            <text:p>254.50487</text:p>
          </table:table-cell>
          <table:table-cell office:value-type="float" office:value="1.6632582E+016" calcext:value-type="float">
            <text:p>1.6632582E+016</text:p>
          </table:table-cell>
          <table:table-cell table:style-name="ce1" office:value-type="float" office:value="350.66232" calcext:value-type="float">
            <text:p>350.66232</text:p>
          </table:table-cell>
          <table:table-cell table:style-name="ce2" office:value-type="float" office:value="260.881131462584" calcext:value-type="float">
            <text:p>260.881131462584</text:p>
          </table:table-cell>
          <table:table-cell table:style-name="ce1" office:value-type="float" office:value="1.5915488347831E+016" calcext:value-type="float">
            <text:p>1.5915488347831E+016</text:p>
          </table:table-cell>
          <table:table-cell table:style-name="ce2" office:value-type="float" office:value="362.133442038892" calcext:value-type="float">
            <text:p>362.13344203889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51.9331" calcext:value-type="float">
            <text:p>1351.9331</text:p>
          </table:table-cell>
          <table:table-cell office:value-type="float" office:value="709.55133" calcext:value-type="float">
            <text:p>709.55133</text:p>
          </table:table-cell>
          <table:table-cell table:style-name="ce1" office:value-type="float" office:value="270.58902" calcext:value-type="float">
            <text:p>270.58902</text:p>
          </table:table-cell>
          <table:table-cell office:value-type="float" office:value="1.37082145E+017" calcext:value-type="float">
            <text:p>1.37082145E+017</text:p>
          </table:table-cell>
          <table:table-cell table:style-name="ce1" office:value-type="float" office:value="344.41867" calcext:value-type="float">
            <text:p>344.41867</text:p>
          </table:table-cell>
          <table:table-cell table:style-name="ce2" office:value-type="float" office:value="280.592375595603" calcext:value-type="float">
            <text:p>280.592375595603</text:p>
          </table:table-cell>
          <table:table-cell table:style-name="ce1" office:value-type="float" office:value="1.15729842659389E+017" calcext:value-type="float">
            <text:p>1.15729842659389E+017</text:p>
          </table:table-cell>
          <table:table-cell table:style-name="ce2" office:value-type="float" office:value="361.714995698082" calcext:value-type="float">
            <text:p>361.714995698082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float" office:value="1075.4312" calcext:value-type="float">
            <text:p>1075.4312</text:p>
          </table:table-cell>
          <table:table-cell office:value-type="float" office:value="551.7271" calcext:value-type="float">
            <text:p>551.7271</text:p>
          </table:table-cell>
          <table:table-cell table:style-name="ce1" office:value-type="float" office:value="228.42896" calcext:value-type="float">
            <text:p>228.42896</text:p>
          </table:table-cell>
          <table:table-cell office:value-type="float" office:value="5.4921886E+016" calcext:value-type="float">
            <text:p>5.4921886E+016</text:p>
          </table:table-cell>
          <table:table-cell table:style-name="ce1" office:value-type="float" office:value="298.63455" calcext:value-type="float">
            <text:p>298.63455</text:p>
          </table:table-cell>
          <table:table-cell table:style-name="ce2" office:value-type="float" office:value="231.765161429702" calcext:value-type="float">
            <text:p>231.765161429702</text:p>
          </table:table-cell>
          <table:table-cell table:style-name="ce1" office:value-type="float" office:value="4.29867203325891E+016" calcext:value-type="float">
            <text:p>4.29867203325891E+016</text:p>
          </table:table-cell>
          <table:table-cell table:style-name="ce2" office:value-type="float" office:value="306.769056813603" calcext:value-type="float">
            <text:p>306.769056813603</text:p>
          </table:table-cell>
        </table:table-row>
        <table:table-row table:style-name="ro1">
          <table:table-cell office:value-type="string" calcext:value-type="string">
            <text:p>Std Dev</text:p>
          </table:table-cell>
          <table:table-cell office:value-type="float" office:value="582.4395" calcext:value-type="float">
            <text:p>582.4395</text:p>
          </table:table-cell>
          <table:table-cell office:value-type="float" office:value="274.59845" calcext:value-type="float">
            <text:p>274.59845</text:p>
          </table:table-cell>
          <table:table-cell office:value-type="float" office:value="73.3092" calcext:value-type="float">
            <text:p>73.3092</text:p>
          </table:table-cell>
          <table:table-cell office:value-type="float" office:value="6.090525E+016" calcext:value-type="float">
            <text:p>6.090525E+016</text:p>
          </table:table-cell>
          <table:table-cell office:value-type="float" office:value="90.277" calcext:value-type="float">
            <text:p>90.277</text:p>
          </table:table-cell>
          <table:table-cell table:style-name="ce2" office:value-type="float" office:value="73.2167125962112" calcext:value-type="float">
            <text:p>73.2167125962112</text:p>
          </table:table-cell>
          <table:table-cell table:style-name="ce2" office:value-type="float" office:value="4.88836986168501E+016" calcext:value-type="float">
            <text:p>4.88836986168501E+016</text:p>
          </table:table-cell>
          <table:table-cell table:style-name="ce2" office:value-type="float" office:value="92.3124642198113" calcext:value-type="float">
            <text:p>92.3124642198113</text:p>
          </table:table-cell>
        </table:table-row>
        <table:table-row table:style-name="ro1" table:number-rows-repeated="5">
          <table:table-cell table:number-columns-repeated="7"/>
          <table:table-cell table:style-name="Default"/>
          <table:table-cell/>
        </table:table-row>
        <table:table-row table:style-name="ro2">
          <table:table-cell office:value-type="string" calcext:value-type="string">
            <text:p>May 7<text:span text:style-name="T1">th</text:span></text:p>
          </table:table-cell>
          <table:table-cell table:number-columns-repeated="2"/>
          <table:table-cell office:value-type="float" office:value="235.3496" calcext:value-type="float">
            <text:p>235.3496</text:p>
          </table:table-cell>
          <table:table-cell table:style-name="ce3" office:value-type="float" office:value="6.9796603E+016" calcext:value-type="float">
            <text:p>6.98E+16</text:p>
          </table:table-cell>
          <table:table-cell office:value-type="float" office:value="322.549" calcext:value-type="float">
            <text:p>322.549</text:p>
          </table:table-cell>
          <table:table-cell office:value-type="float" office:value="259.8703" calcext:value-type="float">
            <text:p>259.8703</text:p>
          </table:table-cell>
          <table:table-cell office:value-type="float" office:value="5.53344227740945E+016" calcext:value-type="float">
            <text:p>5.53E+16</text:p>
          </table:table-cell>
          <table:table-cell office:value-type="float" office:value="336.9764" calcext:value-type="float">
            <text:p>336.9764</text:p>
          </table:table-cell>
        </table:table-row>
        <table:table-row table:style-name="ro2">
          <table:table-cell office:value-type="string" calcext:value-type="string">
            <text:p>May 14<text:span text:style-name="T1">th</text:span></text:p>
          </table:table-cell>
          <table:table-cell table:number-columns-repeated="2"/>
          <table:table-cell office:value-type="float" office:value="220.5212" calcext:value-type="float">
            <text:p>220.5212</text:p>
          </table:table-cell>
          <table:table-cell table:style-name="ce3" office:value-type="float" office:value="6.4455622E+016" calcext:value-type="float">
            <text:p>6.45E+16</text:p>
          </table:table-cell>
          <table:table-cell office:value-type="float" office:value="304.8055" calcext:value-type="float">
            <text:p>304.8055</text:p>
          </table:table-cell>
          <table:table-cell office:value-type="float" office:value="224.2276" calcext:value-type="float">
            <text:p>224.2276</text:p>
          </table:table-cell>
          <table:table-cell office:value-type="float" office:value="5.06993094729415E+016" calcext:value-type="float">
            <text:p>5.07E+16</text:p>
          </table:table-cell>
          <table:table-cell office:value-type="float" office:value="301.1998" calcext:value-type="float">
            <text:p>301.1998</text:p>
          </table:table-cell>
        </table:table-row>
        <table:table-row table:style-name="ro2">
          <table:table-cell office:value-type="string" calcext:value-type="string">
            <text:p>May 12<text:span text:style-name="T1">th</text:span> and 13<text:span text:style-name="T1">th</text:span> </text:p>
          </table:table-cell>
          <table:table-cell table:number-columns-repeated="2"/>
          <table:table-cell office:value-type="float" office:value="224.9982" calcext:value-type="float">
            <text:p>224.9982</text:p>
          </table:table-cell>
          <table:table-cell table:style-name="ce3" office:value-type="float" office:value="4.7635886E+016" calcext:value-type="float">
            <text:p>4.76E+16</text:p>
          </table:table-cell>
          <table:table-cell office:value-type="float" office:value="302.153" calcext:value-type="float">
            <text:p>302.153</text:p>
          </table:table-cell>
          <table:table-cell office:value-type="float" office:value="222.0834" calcext:value-type="float">
            <text:p>222.0834</text:p>
          </table:table-cell>
          <table:table-cell office:value-type="float" office:value="4.29557440705781E+016" calcext:value-type="float">
            <text:p>4.30E+16</text:p>
          </table:table-cell>
          <table:table-cell office:value-type="float" office:value="287.367" calcext:value-type="float">
            <text:p>287.367</text:p>
          </table:table-cell>
        </table:table-row>
        <table:table-row table:style-name="ro1">
          <table:table-cell office:value-type="string" calcext:value-type="string">
            <text:p>Weekdays</text:p>
          </table:table-cell>
          <table:table-cell table:number-columns-repeated="2"/>
          <table:table-cell office:value-type="float" office:value="228.419" calcext:value-type="float">
            <text:p>228.419</text:p>
          </table:table-cell>
          <table:table-cell table:style-name="ce3" office:value-type="float" office:value="5.4871433E+016" calcext:value-type="float">
            <text:p>5.49E+16</text:p>
          </table:table-cell>
          <table:table-cell office:value-type="float" office:value="313.4119" calcext:value-type="float">
            <text:p>313.4119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3"/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3"/>
          <table:table-cell office:value-type="string" calcext:value-type="string">
            <text:p>STGCN</text:p>
          </table:table-cell>
          <table:table-cell table:number-columns-repeated="2"/>
          <table:table-cell office:value-type="string" calcext:value-type="string">
            <text:p>SVR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Day</text:p>
          </table:table-cell>
          <table:table-cell office:value-type="string" calcext:value-type="string">
            <text:p>Average Flow</text:p>
          </table:table-cell>
          <table:table-cell office:value-type="string" calcext:value-type="string">
            <text:p>Std Dev Flow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MAPE</text:p>
          </table:table-cell>
          <table:table-cell office:value-type="string" calcext:value-type="string">
            <text:p>RMSE</text:p>
          </table:table-cell>
          <table:table-cell office:value-type="string" calcext:value-type="string">
            <text:p>MAE</text:p>
          </table:table-cell>
          <table:table-cell table:style-name="Default" office:value-type="string" calcext:value-type="string">
            <text:p>MAPE</text:p>
          </table:table-cell>
          <table:table-cell office:value-type="string" calcext:value-type="string">
            <text:p>RMS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44.6184" calcext:value-type="float">
            <text:p>1044.6184</text:p>
          </table:table-cell>
          <table:table-cell office:value-type="float" office:value="857.7014" calcext:value-type="float">
            <text:p>857.7014</text:p>
          </table:table-cell>
          <table:table-cell table:style-name="ce1" office:value-type="float" office:value="235.34962" calcext:value-type="float">
            <text:p>235.34962</text:p>
          </table:table-cell>
          <table:table-cell office:value-type="float" office:value="6.9796603E+016" calcext:value-type="float">
            <text:p>6.9796603E+016</text:p>
          </table:table-cell>
          <table:table-cell table:style-name="ce1" office:value-type="float" office:value="322.54904" calcext:value-type="float">
            <text:p>322.54904</text:p>
          </table:table-cell>
          <table:table-cell table:style-name="ce2" office:value-type="float" office:value="260.84029772" calcext:value-type="float">
            <text:p>260.84029772</text:p>
          </table:table-cell>
          <table:table-cell office:value-type="float" office:value="5.41254482E+016" calcext:value-type="float">
            <text:p>5.41E+16</text:p>
          </table:table-cell>
          <table:table-cell office:value-type="float" office:value="338.40746809" calcext:value-type="float">
            <text:p>338.4074680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87.4371" calcext:value-type="float">
            <text:p>1087.4371</text:p>
          </table:table-cell>
          <table:table-cell office:value-type="float" office:value="882.81476" calcext:value-type="float">
            <text:p>882.81476</text:p>
          </table:table-cell>
          <table:table-cell table:style-name="ce1" office:value-type="float" office:value="220.05226" calcext:value-type="float">
            <text:p>220.05226</text:p>
          </table:table-cell>
          <table:table-cell office:value-type="float" office:value="4.4991097E+016" calcext:value-type="float">
            <text:p>4.4991097E+016</text:p>
          </table:table-cell>
          <table:table-cell office:value-type="float" office:value="305.0853" calcext:value-type="float">
            <text:p>305.0853</text:p>
          </table:table-cell>
          <table:table-cell table:style-name="ce19" office:value-type="float" office:value="223.10416543" calcext:value-type="float">
            <text:p>2.23E+02</text:p>
          </table:table-cell>
          <table:table-cell office:value-type="float" office:value="3.09932405E+016" calcext:value-type="float">
            <text:p>3.10E+16</text:p>
          </table:table-cell>
          <table:table-cell table:style-name="ce1" office:value-type="float" office:value="298.52883622" calcext:value-type="float">
            <text:p>298.528836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92.0061" calcext:value-type="float">
            <text:p>1092.0061</text:p>
          </table:table-cell>
          <table:table-cell office:value-type="float" office:value="883.5441" calcext:value-type="float">
            <text:p>883.5441</text:p>
          </table:table-cell>
          <table:table-cell table:style-name="ce1" office:value-type="float" office:value="231.83882" calcext:value-type="float">
            <text:p>231.83882</text:p>
          </table:table-cell>
          <table:table-cell office:value-type="float" office:value="6.245624E+016" calcext:value-type="float">
            <text:p>6.245624E+016</text:p>
          </table:table-cell>
          <table:table-cell office:value-type="float" office:value="320.88345" calcext:value-type="float">
            <text:p>320.88345</text:p>
          </table:table-cell>
          <table:table-cell table:style-name="ce2" office:value-type="float" office:value="233.18630692" calcext:value-type="float">
            <text:p>233.18630692</text:p>
          </table:table-cell>
          <table:table-cell office:value-type="float" office:value="4.5892139E+016" calcext:value-type="float">
            <text:p>4.59E+16</text:p>
          </table:table-cell>
          <table:table-cell table:style-name="ce1" office:value-type="float" office:value="310.72475086" calcext:value-type="float">
            <text:p>310.7247508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56.739" calcext:value-type="float">
            <text:p>1156.739</text:p>
          </table:table-cell>
          <table:table-cell office:value-type="float" office:value="892.4222" calcext:value-type="float">
            <text:p>892.4222</text:p>
          </table:table-cell>
          <table:table-cell table:style-name="ce1" office:value-type="float" office:value="235.40453" calcext:value-type="float">
            <text:p>235.40453</text:p>
          </table:table-cell>
          <table:table-cell office:value-type="float" office:value="5.0246397E+016" calcext:value-type="float">
            <text:p>5.0246397E+016</text:p>
          </table:table-cell>
          <table:table-cell office:value-type="float" office:value="319.98224" calcext:value-type="float">
            <text:p>319.98224</text:p>
          </table:table-cell>
          <table:table-cell office:value-type="float" office:value="237.18595962" calcext:value-type="float">
            <text:p>237.18595962</text:p>
          </table:table-cell>
          <table:table-cell office:value-type="float" office:value="3.84402809E+016" calcext:value-type="float">
            <text:p>3.84E+16</text:p>
          </table:table-cell>
          <table:table-cell table:style-name="ce1" office:value-type="float" office:value="310.40440539" calcext:value-type="float">
            <text:p>310.4044053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70.3074" calcext:value-type="float">
            <text:p>1170.3074</text:p>
          </table:table-cell>
          <table:table-cell office:value-type="float" office:value="868.1574" calcext:value-type="float">
            <text:p>868.1574</text:p>
          </table:table-cell>
          <table:table-cell table:style-name="ce1" office:value-type="float" office:value="242.38243" calcext:value-type="float">
            <text:p>242.38243</text:p>
          </table:table-cell>
          <table:table-cell office:value-type="float" office:value="5.158443E+016" calcext:value-type="float">
            <text:p>5.158443E+016</text:p>
          </table:table-cell>
          <table:table-cell office:value-type="float" office:value="326.9986" calcext:value-type="float">
            <text:p>326.9986</text:p>
          </table:table-cell>
          <table:table-cell office:value-type="float" office:value="243.07638288" calcext:value-type="float">
            <text:p>243.07638288</text:p>
          </table:table-cell>
          <table:table-cell office:value-type="float" office:value="4.24607543E+016" calcext:value-type="float">
            <text:p>4.25E+16</text:p>
          </table:table-cell>
          <table:table-cell table:style-name="ce1" office:value-type="float" office:value="315.39119985" calcext:value-type="float">
            <text:p>315.3911998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65.0598" calcext:value-type="float">
            <text:p>1065.0598</text:p>
          </table:table-cell>
          <table:table-cell office:value-type="float" office:value="769.0688" calcext:value-type="float">
            <text:p>769.0688</text:p>
          </table:table-cell>
          <table:table-cell office:value-type="float" office:value="230.59837" calcext:value-type="float">
            <text:p>230.59837</text:p>
          </table:table-cell>
          <table:table-cell office:value-type="float" office:value="4.3062437E+016" calcext:value-type="float">
            <text:p>4.3062437E+016</text:p>
          </table:table-cell>
          <table:table-cell office:value-type="float" office:value="310.60773" calcext:value-type="float">
            <text:p>310.60773</text:p>
          </table:table-cell>
          <table:table-cell table:style-name="ce2" office:value-type="float" office:value="228.08008837" calcext:value-type="float">
            <text:p>228.08008837</text:p>
          </table:table-cell>
          <table:table-cell office:value-type="float" office:value="3.57982E+016" calcext:value-type="float">
            <text:p>3.58E+16</text:p>
          </table:table-cell>
          <table:table-cell table:style-name="ce1" office:value-type="float" office:value="297.4511169" calcext:value-type="float">
            <text:p>297.451116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42.06323" calcext:value-type="float">
            <text:p>942.06323</text:p>
          </table:table-cell>
          <table:table-cell office:value-type="float" office:value="698.40735" calcext:value-type="float">
            <text:p>698.40735</text:p>
          </table:table-cell>
          <table:table-cell office:value-type="float" office:value="219.398" calcext:value-type="float">
            <text:p>219.398</text:p>
          </table:table-cell>
          <table:table-cell office:value-type="float" office:value="5.220934E+016" calcext:value-type="float">
            <text:p>5.220934E+016</text:p>
          </table:table-cell>
          <table:table-cell office:value-type="float" office:value="293.4549" calcext:value-type="float">
            <text:p>293.4549</text:p>
          </table:table-cell>
          <table:table-cell table:style-name="ce2" office:value-type="float" office:value="214.84354328" calcext:value-type="float">
            <text:p>214.84354328</text:p>
          </table:table-cell>
          <table:table-cell office:value-type="float" office:value="4.60932902E+016" calcext:value-type="float">
            <text:p>4.61E+16</text:p>
          </table:table-cell>
          <table:table-cell table:style-name="ce1" office:value-type="float" office:value="275.73743562" calcext:value-type="float">
            <text:p>275.7374356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37.4187" calcext:value-type="float">
            <text:p>1037.4187</text:p>
          </table:table-cell>
          <table:table-cell office:value-type="float" office:value="853.21576" calcext:value-type="float">
            <text:p>853.21576</text:p>
          </table:table-cell>
          <table:table-cell table:style-name="ce1" office:value-type="float" office:value="220.5212" calcext:value-type="float">
            <text:p>220.5212</text:p>
          </table:table-cell>
          <table:table-cell office:value-type="float" office:value="6.4455626E+016" calcext:value-type="float">
            <text:p>6.4455626E+016</text:p>
          </table:table-cell>
          <table:table-cell office:value-type="float" office:value="304.80548" calcext:value-type="float">
            <text:p>304.80548</text:p>
          </table:table-cell>
          <table:table-cell office:value-type="float" office:value="225.80293287" calcext:value-type="float">
            <text:p>225.80293287</text:p>
          </table:table-cell>
          <table:table-cell office:value-type="float" office:value="4.92406228E+016" calcext:value-type="float">
            <text:p>4.92E+16</text:p>
          </table:table-cell>
          <table:table-cell table:style-name="ce1" office:value-type="float" office:value="302.88144434" calcext:value-type="float">
            <text:p>302.8814443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83.2291" calcext:value-type="float">
            <text:p>1083.2291</text:p>
          </table:table-cell>
          <table:table-cell office:value-type="float" office:value="884.31384" calcext:value-type="float">
            <text:p>884.31384</text:p>
          </table:table-cell>
          <table:table-cell table:style-name="ce1" office:value-type="float" office:value="220.3152" calcext:value-type="float">
            <text:p>220.3152</text:p>
          </table:table-cell>
          <table:table-cell office:value-type="float" office:value="5.5494787E+016" calcext:value-type="float">
            <text:p>5.5494787E+016</text:p>
          </table:table-cell>
          <table:table-cell office:value-type="float" office:value="301.82047" calcext:value-type="float">
            <text:p>301.82047</text:p>
          </table:table-cell>
          <table:table-cell office:value-type="float" office:value="223.21039568" calcext:value-type="float">
            <text:p>223.21039568</text:p>
          </table:table-cell>
          <table:table-cell office:value-type="float" office:value="3.62433726E+016" calcext:value-type="float">
            <text:p>3.62E+16</text:p>
          </table:table-cell>
          <table:table-cell table:style-name="ce1" office:value-type="float" office:value="298.46959566" calcext:value-type="float">
            <text:p>298.46959566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number-columns-repeated="2"/>
          <table:table-cell table:formula="of:=AVERAGE([.D28:.D36])" office:value-type="float" office:value="228.428936666667" calcext:value-type="float">
            <text:p>228.428936666667</text:p>
          </table:table-cell>
          <table:table-cell table:formula="of:=AVERAGE([.E28:.E36])" office:value-type="float" office:value="5.49218841111111E+016" calcext:value-type="float">
            <text:p>5.49218841111111E+016</text:p>
          </table:table-cell>
          <table:table-cell table:formula="of:=AVERAGE([.F28:.F36])" office:value-type="float" office:value="311.798578888889" calcext:value-type="float">
            <text:p>311.798578888889</text:p>
          </table:table-cell>
          <table:table-cell table:formula="of:=AVERAGE([.G28:.G36])" office:value-type="float" office:value="232.147785863333" calcext:value-type="float">
            <text:p>232.147785863333</text:p>
          </table:table-cell>
          <table:table-cell table:formula="of:=AVERAGE([.H28:.H36])" office:value-type="float" office:value="4.21430387222222E+016" calcext:value-type="float">
            <text:p>4.21E+16</text:p>
          </table:table-cell>
          <table:table-cell table:formula="of:=AVERAGE([.I28:.I36])" office:value-type="float" office:value="305.332916992222" calcext:value-type="float">
            <text:p>305.332916992222</text:p>
          </table:table-cell>
        </table:table-row>
        <table:table-row table:style-name="ro1">
          <table:table-cell office:value-type="string" calcext:value-type="string">
            <text:p>Std Dev</text:p>
          </table:table-cell>
          <table:table-cell table:number-columns-repeated="5"/>
          <table:table-cell table:style-name="ce2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4">00/00/0000</text:date>, <text:time style:data-style-name="N2" text:time-value="15:53:22.6609531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6T13:16:44.701253969</meta:creation-date>
    <dc:date>2022-04-03T22:16:27.683840641</dc:date>
    <meta:editing-duration>PT3H36M37S</meta:editing-duration>
    <meta:editing-cycles>5</meta:editing-cycles>
    <meta:generator>LibreOffice/6.4.7.2$Linux_X86_64 LibreOffice_project/40$Build-2</meta:generator>
    <meta:document-statistic meta:table-count="8" meta:cell-count="1084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1.628cm" svg:height="12.414cm" xlink:href=".." xlink:type="simple" chart:class="chart:scatter" chart:style-name="ch1">
        <chart:legend chart:legend-position="end" svg:x="20.106cm" svg:y="5.659cm" style:legend-expansion="high" chart:style-name="ch2"/>
        <chart:plot-area chart:style-name="ch3" table:cell-range-address="bravo_d03_nodist_2503_e15d10_PRUNING.A27:bravo_d03_nodist_2503_e15d10_PRUNING.A36 bravo_d03_nodist_2503_e15d10_PRUNING.D27:bravo_d03_nodist_2503_e15d10_PRUNING.D36 bravo_d03_nodist_2503_e15d10_PRUNING.G27:bravo_d03_nodist_2503_e15d10_PRUNING.G36" chart:data-source-has-labels="row" svg:x="0.432cm" svg:y="0.248cm" svg:width="19.242cm" svg:height="11.918cm">
          <chartooo:coordinate-region svg:x="1.239cm" svg:y="0.447cm" svg:width="18.342cm" svg:height="11.07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bravo_d03_nodist_2503_e15d10_PRUNING.D28:bravo_d03_nodist_2503_e15d10_PRUNING.D36" chart:label-cell-address="bravo_d03_nodist_2503_e15d10_PRUNING.D27:bravo_d03_nodist_2503_e15d10_PRUNING.D27" chart:class="chart:scatter">
            <chart:domain table:cell-range-address="bravo_d03_nodist_2503_e15d10_PRUNING.A28:bravo_d03_nodist_2503_e15d10_PRUNING.A36"/>
            <chart:data-point chart:repeated="9"/>
          </chart:series>
          <chart:series chart:style-name="ch7" chart:values-cell-range-address="bravo_d03_nodist_2503_e15d10_PRUNING.G28:bravo_d03_nodist_2503_e15d10_PRUNING.G36" chart:label-cell-address="bravo_d03_nodist_2503_e15d10_PRUNING.G27:bravo_d03_nodist_2503_e15d10_PRUNING.G27" chart:class="chart:scatter"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AE</text:p>
                <draw:g>
                  <svg:desc>bravo_d03_nodist_2503_e15d10_PRUNING.D27:bravo_d03_nodist_2503_e15d10_PRUNING.D27</svg:desc>
                </draw:g>
              </table:table-cell>
              <table:table-cell office:value-type="string">
                <text:p>MAE</text:p>
                <draw:g>
                  <svg:desc>bravo_d03_nodist_2503_e15d10_PRUNING.G27:bravo_d03_nodist_2503_e15d10_PRUNING.G2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bravo_d03_nodist_2503_e15d10_PRUNING.A28:bravo_d03_nodist_2503_e15d10_PRUNING.A36</svg:desc>
                </draw:g>
              </table:table-cell>
              <table:table-cell office:value-type="float" office:value="235.34962">
                <text:p>235.34962</text:p>
                <draw:g>
                  <svg:desc>bravo_d03_nodist_2503_e15d10_PRUNING.D28:bravo_d03_nodist_2503_e15d10_PRUNING.D36</svg:desc>
                </draw:g>
              </table:table-cell>
              <table:table-cell office:value-type="float" office:value="260.84029772">
                <text:p>260.84029772</text:p>
                <draw:g>
                  <svg:desc>bravo_d03_nodist_2503_e15d10_PRUNING.G28:bravo_d03_nodist_2503_e15d10_PRUNING.G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20.05226">
                <text:p>220.05226</text:p>
              </table:table-cell>
              <table:table-cell office:value-type="float" office:value="223.10416543">
                <text:p>223.104165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31.83882">
                <text:p>231.83882</text:p>
              </table:table-cell>
              <table:table-cell office:value-type="float" office:value="233.18630692">
                <text:p>233.186306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35.40453">
                <text:p>235.40453</text:p>
              </table:table-cell>
              <table:table-cell office:value-type="float" office:value="237.18595962">
                <text:p>237.185959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42.38243">
                <text:p>242.38243</text:p>
              </table:table-cell>
              <table:table-cell office:value-type="float" office:value="243.07638288">
                <text:p>243.076382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230.59837">
                <text:p>230.59837</text:p>
              </table:table-cell>
              <table:table-cell office:value-type="float" office:value="228.08008837">
                <text:p>228.080088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219.398">
                <text:p>219.398</text:p>
              </table:table-cell>
              <table:table-cell office:value-type="float" office:value="214.84354328">
                <text:p>214.843543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20.5212">
                <text:p>220.5212</text:p>
              </table:table-cell>
              <table:table-cell office:value-type="float" office:value="225.80293287">
                <text:p>225.802932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220.3152">
                <text:p>220.3152</text:p>
              </table:table-cell>
              <table:table-cell office:value-type="float" office:value="223.21039568">
                <text:p>223.2103956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